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iple_sensor_data" table:style-name="ta1">
        <table:shapes>
          <draw:frame draw:z-index="0" draw:style-name="gr1" draw:text-style-name="P1" svg:width="6.2957in" svg:height="3.5449in" svg:x="52.1362in" svg:y="0.6276in">
            <draw:object draw:notify-on-update-of-ranges="triple_sensor_data.AA1:triple_sensor_data.AA1 triple_sensor_data.AA2:triple_sensor_data.AA118 triple_sensor_data.AD1:triple_sensor_data.AD1 triple_sensor_data.AD2:triple_sensor_data.AD118 triple_sensor_data.AG1:triple_sensor_data.AG1 triple_sensor_data.AG2:triple_sensor_data.AG1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ux1_sensor0_X [mT]</text:p>
          </table:table-cell>
          <table:table-cell office:value-type="string" calcext:value-type="string">
            <text:p>mux1_sensor0_Y [mT]</text:p>
          </table:table-cell>
          <table:table-cell office:value-type="string" calcext:value-type="string">
            <text:p>mux1_sensor0_Z [mT]</text:p>
          </table:table-cell>
          <table:table-cell office:value-type="string" calcext:value-type="string">
            <text:p>mux1_sensor1_X [mT]</text:p>
          </table:table-cell>
          <table:table-cell office:value-type="string" calcext:value-type="string">
            <text:p>mux1_sensor1_Y [mT]</text:p>
          </table:table-cell>
          <table:table-cell office:value-type="string" calcext:value-type="string">
            <text:p>mux1_sensor1_Z [mT]</text:p>
          </table:table-cell>
          <table:table-cell office:value-type="string" calcext:value-type="string">
            <text:p>mux1_sensor2_X [mT]</text:p>
          </table:table-cell>
          <table:table-cell office:value-type="string" calcext:value-type="string">
            <text:p>mux1_sensor2_Y [mT]</text:p>
          </table:table-cell>
          <table:table-cell office:value-type="string" calcext:value-type="string">
            <text:p>mux1_sensor2_Z [mT]</text:p>
          </table:table-cell>
          <table:table-cell office:value-type="string" calcext:value-type="string">
            <text:p>mux1_sensor3_X [mT]</text:p>
          </table:table-cell>
          <table:table-cell office:value-type="string" calcext:value-type="string">
            <text:p>mux1_sensor3_Y [mT]</text:p>
          </table:table-cell>
          <table:table-cell office:value-type="string" calcext:value-type="string">
            <text:p>mux1_sensor3_Z [mT]</text:p>
          </table:table-cell>
          <table:table-cell office:value-type="string" calcext:value-type="string">
            <text:p>mux1_sensor4_X [mT]</text:p>
          </table:table-cell>
          <table:table-cell office:value-type="string" calcext:value-type="string">
            <text:p>mux1_sensor4_Y [mT]</text:p>
          </table:table-cell>
          <table:table-cell office:value-type="string" calcext:value-type="string">
            <text:p>mux1_sensor4_Z [mT]</text:p>
          </table:table-cell>
          <table:table-cell office:value-type="string" calcext:value-type="string">
            <text:p>mux1_sensor5_X [mT]</text:p>
          </table:table-cell>
          <table:table-cell office:value-type="string" calcext:value-type="string">
            <text:p>mux1_sensor5_Y [mT]</text:p>
          </table:table-cell>
          <table:table-cell office:value-type="string" calcext:value-type="string">
            <text:p>mux1_sensor5_Z [mT]</text:p>
          </table:table-cell>
          <table:table-cell office:value-type="string" calcext:value-type="string">
            <text:p>mux1_sensor6_X [mT]</text:p>
          </table:table-cell>
          <table:table-cell office:value-type="string" calcext:value-type="string">
            <text:p>mux1_sensor6_Y [mT]</text:p>
          </table:table-cell>
          <table:table-cell office:value-type="string" calcext:value-type="string">
            <text:p>mux1_sensor6_Z [mT]</text:p>
          </table:table-cell>
          <table:table-cell office:value-type="string" calcext:value-type="string">
            <text:p>mux1_sensor7_X [mT]</text:p>
          </table:table-cell>
          <table:table-cell office:value-type="string" calcext:value-type="string">
            <text:p>mux1_sensor7_Y [mT]</text:p>
          </table:table-cell>
          <table:table-cell office:value-type="string" calcext:value-type="string">
            <text:p>mux1_sensor7_Z [mT]</text:p>
          </table:table-cell>
          <table:table-cell office:value-type="string" calcext:value-type="string">
            <text:p>mux2_sensor0_X [mT]</text:p>
          </table:table-cell>
          <table:table-cell office:value-type="string" calcext:value-type="string">
            <text:p>mux2_sensor0_Y [mT]</text:p>
          </table:table-cell>
          <table:table-cell office:value-type="string" calcext:value-type="string">
            <text:p>mux2_sensor0_Z [mT]</text:p>
          </table:table-cell>
          <table:table-cell office:value-type="string" calcext:value-type="string">
            <text:p>mux2_sensor1_X [mT]</text:p>
          </table:table-cell>
          <table:table-cell office:value-type="string" calcext:value-type="string">
            <text:p>mux2_sensor1_Y [mT]</text:p>
          </table:table-cell>
          <table:table-cell office:value-type="string" calcext:value-type="string">
            <text:p>mux2_sensor1_Z [mT]</text:p>
          </table:table-cell>
          <table:table-cell office:value-type="string" calcext:value-type="string">
            <text:p>mux2_sensor2_X [mT]</text:p>
          </table:table-cell>
          <table:table-cell office:value-type="string" calcext:value-type="string">
            <text:p>mux2_sensor2_Y [mT]</text:p>
          </table:table-cell>
          <table:table-cell office:value-type="string" calcext:value-type="string">
            <text:p>mux2_sensor2_Z [mT]</text:p>
          </table:table-cell>
          <table:table-cell office:value-type="string" calcext:value-type="string">
            <text:p>mux2_sensor3_X [mT]</text:p>
          </table:table-cell>
          <table:table-cell office:value-type="string" calcext:value-type="string">
            <text:p>mux2_sensor3_Y [mT]</text:p>
          </table:table-cell>
          <table:table-cell office:value-type="string" calcext:value-type="string">
            <text:p>mux2_sensor3_Z [mT]</text:p>
          </table:table-cell>
          <table:table-cell office:value-type="string" calcext:value-type="string">
            <text:p>mux2_sensor4_X [mT]</text:p>
          </table:table-cell>
          <table:table-cell office:value-type="string" calcext:value-type="string">
            <text:p>mux2_sensor4_Y [mT]</text:p>
          </table:table-cell>
          <table:table-cell office:value-type="string" calcext:value-type="string">
            <text:p>mux2_sensor4_Z [mT]</text:p>
          </table:table-cell>
          <table:table-cell office:value-type="string" calcext:value-type="string">
            <text:p>mux2_sensor5_X [mT]</text:p>
          </table:table-cell>
          <table:table-cell office:value-type="string" calcext:value-type="string">
            <text:p>mux2_sensor5_Y [mT]</text:p>
          </table:table-cell>
          <table:table-cell office:value-type="string" calcext:value-type="string">
            <text:p>mux2_sensor5_Z [mT]</text:p>
          </table:table-cell>
          <table:table-cell office:value-type="string" calcext:value-type="string">
            <text:p>mux2_sensor6_X [mT]</text:p>
          </table:table-cell>
          <table:table-cell office:value-type="string" calcext:value-type="string">
            <text:p>mux2_sensor6_Y [mT]</text:p>
          </table:table-cell>
          <table:table-cell office:value-type="string" calcext:value-type="string">
            <text:p>mux2_sensor6_Z [mT]</text:p>
          </table:table-cell>
          <table:table-cell office:value-type="string" calcext:value-type="string">
            <text:p>mux2_sensor7_X [mT]</text:p>
          </table:table-cell>
          <table:table-cell office:value-type="string" calcext:value-type="string">
            <text:p>mux2_sensor7_Y [mT]</text:p>
          </table:table-cell>
          <table:table-cell office:value-type="string" calcext:value-type="string">
            <text:p>mux2_sensor7_Z [mT]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00344999999999999" calcext:value-type="float">
            <text:p>0.000344999999999999</text:p>
          </table:table-cell>
          <table:table-cell office:value-type="float" office:value="-0.000277500000000003" calcext:value-type="float">
            <text:p>-0.000277500000000003</text:p>
          </table:table-cell>
          <table:table-cell office:value-type="float" office:value="0.000408500000000004" calcext:value-type="float">
            <text:p>0.000408500000000004</text:p>
          </table:table-cell>
          <table:table-cell office:value-type="float" office:value="-0.0000300000000000002" calcext:value-type="float">
            <text:p>-3.00000000000002E-05</text:p>
          </table:table-cell>
          <table:table-cell office:value-type="float" office:value="-0.000397499999999994" calcext:value-type="float">
            <text:p>-0.000397499999999994</text:p>
          </table:table-cell>
          <table:table-cell office:value-type="float" office:value="-0.000145000000000003" calcext:value-type="float">
            <text:p>-0.000145000000000003</text:p>
          </table:table-cell>
          <table:table-cell office:value-type="float" office:value="0.0000450000000000008" calcext:value-type="float">
            <text:p>4.50000000000008E-05</text:p>
          </table:table-cell>
          <table:table-cell office:value-type="float" office:value="-0.000465000000000003" calcext:value-type="float">
            <text:p>-0.000465000000000003</text:p>
          </table:table-cell>
          <table:table-cell office:value-type="float" office:value="0.000396499999999996" calcext:value-type="float">
            <text:p>0.00039649999999999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000449999999999982" calcext:value-type="float">
            <text:p>4.49999999999982E-05</text:p>
          </table:table-cell>
          <table:table-cell office:value-type="float" office:value="-0.000277500000000003" calcext:value-type="float">
            <text:p>-0.000277500000000003</text:p>
          </table:table-cell>
          <table:table-cell office:value-type="float" office:value="0.000648500000000006" calcext:value-type="float">
            <text:p>0.000648500000000006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-0.000247499999999995" calcext:value-type="float">
            <text:p>-0.000247499999999995</text:p>
          </table:table-cell>
          <table:table-cell office:value-type="float" office:value="0.000334999999999997" calcext:value-type="float">
            <text:p>0.000334999999999997</text:p>
          </table:table-cell>
          <table:table-cell office:value-type="float" office:value="0.0000450000000000008" calcext:value-type="float">
            <text:p>4.50000000000008E-05</text:p>
          </table:table-cell>
          <table:table-cell office:value-type="float" office:value="-0.000465000000000003" calcext:value-type="float">
            <text:p>-0.000465000000000003</text:p>
          </table:table-cell>
          <table:table-cell office:value-type="float" office:value="0.000886499999999998" calcext:value-type="float">
            <text:p>0.00088649999999999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105000000000002" calcext:value-type="float">
            <text:p>-0.000105000000000002</text:p>
          </table:table-cell>
          <table:table-cell office:value-type="float" office:value="-0.000127500000000001" calcext:value-type="float">
            <text:p>-0.000127500000000001</text:p>
          </table:table-cell>
          <table:table-cell office:value-type="float" office:value="0.000408500000000004" calcext:value-type="float">
            <text:p>0.000408500000000004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-0.000697499999999998" calcext:value-type="float">
            <text:p>-0.000697499999999998</text:p>
          </table:table-cell>
          <table:table-cell office:value-type="float" office:value="0.0000949999999999971" calcext:value-type="float">
            <text:p>9.49999999999971E-05</text:p>
          </table:table-cell>
          <table:table-cell office:value-type="float" office:value="0.0000450000000000008" calcext:value-type="float">
            <text:p>4.50000000000008E-05</text:p>
          </table:table-cell>
          <table:table-cell office:value-type="float" office:value="-0.000165000000000006" calcext:value-type="float">
            <text:p>-0.000165000000000006</text:p>
          </table:table-cell>
          <table:table-cell office:value-type="float" office:value="0.000156499999999994" calcext:value-type="float">
            <text:p>0.00015649999999999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255000000000003" calcext:value-type="float">
            <text:p>-0.000255000000000003</text:p>
          </table:table-cell>
          <table:table-cell office:value-type="float" office:value="0.000172499999999999" calcext:value-type="float">
            <text:p>0.000172499999999999</text:p>
          </table:table-cell>
          <table:table-cell office:value-type="float" office:value="0.000648500000000006" calcext:value-type="float">
            <text:p>0.000648500000000006</text:p>
          </table:table-cell>
          <table:table-cell office:value-type="float" office:value="-0.0000300000000000002" calcext:value-type="float">
            <text:p>-3.00000000000002E-05</text:p>
          </table:table-cell>
          <table:table-cell office:value-type="float" office:value="-0.000547499999999992" calcext:value-type="float">
            <text:p>-0.000547499999999992</text:p>
          </table:table-cell>
          <table:table-cell office:value-type="float" office:value="0.000334999999999997" calcext:value-type="float">
            <text:p>0.000334999999999997</text:p>
          </table:table-cell>
          <table:table-cell office:value-type="float" office:value="-0.000104999999999999" calcext:value-type="float">
            <text:p>-0.000104999999999999</text:p>
          </table:table-cell>
          <table:table-cell office:value-type="float" office:value="-0.000315000000000005" calcext:value-type="float">
            <text:p>-0.000315000000000005</text:p>
          </table:table-cell>
          <table:table-cell office:value-type="float" office:value="0.000156499999999994" calcext:value-type="float">
            <text:p>0.00015649999999999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00344999999999999" calcext:value-type="float">
            <text:p>0.000344999999999999</text:p>
          </table:table-cell>
          <table:table-cell office:value-type="float" office:value="0.0000224999999999973" calcext:value-type="float">
            <text:p>2.24999999999973E-05</text:p>
          </table:table-cell>
          <table:table-cell office:value-type="float" office:value="0.0011385" calcext:value-type="float">
            <text:p>0.0011385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-0.000247499999999995" calcext:value-type="float">
            <text:p>-0.000247499999999995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0195000000000001" calcext:value-type="float">
            <text:p>0.000195000000000001</text:p>
          </table:table-cell>
          <table:table-cell office:value-type="float" office:value="-0.0000150000000000077" calcext:value-type="float">
            <text:p>-1.50000000000077E-05</text:p>
          </table:table-cell>
          <table:table-cell office:value-type="float" office:value="0.0013665" calcext:value-type="float">
            <text:p>0.00136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00194999999999999" calcext:value-type="float">
            <text:p>0.000194999999999999</text:p>
          </table:table-cell>
          <table:table-cell office:value-type="float" office:value="-0.000727500000000003" calcext:value-type="float">
            <text:p>-0.000727500000000003</text:p>
          </table:table-cell>
          <table:table-cell office:value-type="float" office:value="0.000898500000000006" calcext:value-type="float">
            <text:p>0.000898500000000006</text:p>
          </table:table-cell>
          <table:table-cell office:value-type="float" office:value="-0.00033" calcext:value-type="float">
            <text:p>-0.00033</text:p>
          </table:table-cell>
          <table:table-cell office:value-type="float" office:value="-0.000397499999999994" calcext:value-type="float">
            <text:p>-0.000397499999999994</text:p>
          </table:table-cell>
          <table:table-cell office:value-type="float" office:value="0.000824999999999998" calcext:value-type="float">
            <text:p>0.000824999999999998</text:p>
          </table:table-cell>
          <table:table-cell office:value-type="float" office:value="0.000345000000000002" calcext:value-type="float">
            <text:p>0.000345000000000002</text:p>
          </table:table-cell>
          <table:table-cell office:value-type="float" office:value="-0.000165000000000006" calcext:value-type="float">
            <text:p>-0.000165000000000006</text:p>
          </table:table-cell>
          <table:table-cell office:value-type="float" office:value="0.000886499999999998" calcext:value-type="float">
            <text:p>0.00088649999999999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00194999999999999" calcext:value-type="float">
            <text:p>0.000194999999999999</text:p>
          </table:table-cell>
          <table:table-cell office:value-type="float" office:value="-0.000277500000000003" calcext:value-type="float">
            <text:p>-0.000277500000000003</text:p>
          </table:table-cell>
          <table:table-cell office:value-type="float" office:value="0.000648500000000006" calcext:value-type="float">
            <text:p>0.000648500000000006</text:p>
          </table:table-cell>
          <table:table-cell office:value-type="float" office:value="-0.0000300000000000002" calcext:value-type="float">
            <text:p>-3.00000000000002E-05</text:p>
          </table:table-cell>
          <table:table-cell office:value-type="float" office:value="-0.000247499999999995" calcext:value-type="float">
            <text:p>-0.000247499999999995</text:p>
          </table:table-cell>
          <table:table-cell office:value-type="float" office:value="0.000334999999999997" calcext:value-type="float">
            <text:p>0.000334999999999997</text:p>
          </table:table-cell>
          <table:table-cell office:value-type="float" office:value="0.0000450000000000008" calcext:value-type="float">
            <text:p>4.50000000000008E-05</text:p>
          </table:table-cell>
          <table:table-cell office:value-type="float" office:value="-0.000765000000000008" calcext:value-type="float">
            <text:p>-0.000765000000000008</text:p>
          </table:table-cell>
          <table:table-cell office:value-type="float" office:value="0.000636499999999998" calcext:value-type="float">
            <text:p>0.00063649999999999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105000000000002" calcext:value-type="float">
            <text:p>-0.000105000000000002</text:p>
          </table:table-cell>
          <table:table-cell office:value-type="float" office:value="-0.000277500000000003" calcext:value-type="float">
            <text:p>-0.000277500000000003</text:p>
          </table:table-cell>
          <table:table-cell office:value-type="float" office:value="0.0011385" calcext:value-type="float">
            <text:p>0.001138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-0.000547499999999992" calcext:value-type="float">
            <text:p>-0.000547499999999992</text:p>
          </table:table-cell>
          <table:table-cell office:value-type="float" office:value="0.000824999999999998" calcext:value-type="float">
            <text:p>0.000824999999999998</text:p>
          </table:table-cell>
          <table:table-cell office:value-type="float" office:value="0.000195000000000001" calcext:value-type="float">
            <text:p>0.000195000000000001</text:p>
          </table:table-cell>
          <table:table-cell office:value-type="float" office:value="-0.000165000000000006" calcext:value-type="float">
            <text:p>-0.000165000000000006</text:p>
          </table:table-cell>
          <table:table-cell office:value-type="float" office:value="0.000396499999999996" calcext:value-type="float">
            <text:p>0.00039649999999999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105000000000002" calcext:value-type="float">
            <text:p>-0.000105000000000002</text:p>
          </table:table-cell>
          <table:table-cell office:value-type="float" office:value="-0.000577500000000001" calcext:value-type="float">
            <text:p>-0.000577500000000001</text:p>
          </table:table-cell>
          <table:table-cell office:value-type="float" office:value="0.000648500000000006" calcext:value-type="float">
            <text:p>0.000648500000000006</text:p>
          </table:table-cell>
          <table:table-cell office:value-type="float" office:value="-0.0000300000000000002" calcext:value-type="float">
            <text:p>-3.00000000000002E-05</text:p>
          </table:table-cell>
          <table:table-cell office:value-type="float" office:value="-0.000247499999999995" calcext:value-type="float">
            <text:p>-0.000247499999999995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-0.000104999999999999" calcext:value-type="float">
            <text:p>-0.000104999999999999</text:p>
          </table:table-cell>
          <table:table-cell office:value-type="float" office:value="-0.000765000000000008" calcext:value-type="float">
            <text:p>-0.000765000000000008</text:p>
          </table:table-cell>
          <table:table-cell office:value-type="float" office:value="0.000886499999999998" calcext:value-type="float">
            <text:p>0.00088649999999999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000449999999999982" calcext:value-type="float">
            <text:p>4.49999999999982E-05</text:p>
          </table:table-cell>
          <table:table-cell office:value-type="float" office:value="-0.000277500000000003" calcext:value-type="float">
            <text:p>-0.000277500000000003</text:p>
          </table:table-cell>
          <table:table-cell office:value-type="float" office:value="0.000898500000000006" calcext:value-type="float">
            <text:p>0.000898500000000006</text:p>
          </table:table-cell>
          <table:table-cell office:value-type="float" office:value="-0.00033" calcext:value-type="float">
            <text:p>-0.00033</text:p>
          </table:table-cell>
          <table:table-cell office:value-type="float" office:value="-0.000247499999999995" calcext:value-type="float">
            <text:p>-0.000247499999999995</text:p>
          </table:table-cell>
          <table:table-cell office:value-type="float" office:value="0.000584999999999997" calcext:value-type="float">
            <text:p>0.000584999999999997</text:p>
          </table:table-cell>
          <table:table-cell office:value-type="float" office:value="0.0000450000000000008" calcext:value-type="float">
            <text:p>4.50000000000008E-05</text:p>
          </table:table-cell>
          <table:table-cell office:value-type="float" office:value="-0.000315000000000005" calcext:value-type="float">
            <text:p>-0.000315000000000005</text:p>
          </table:table-cell>
          <table:table-cell office:value-type="float" office:value="0.000886499999999998" calcext:value-type="float">
            <text:p>0.00088649999999999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00194999999999999" calcext:value-type="float">
            <text:p>0.000194999999999999</text:p>
          </table:table-cell>
          <table:table-cell office:value-type="float" office:value="-0.000427500000000002" calcext:value-type="float">
            <text:p>-0.000427500000000002</text:p>
          </table:table-cell>
          <table:table-cell office:value-type="float" office:value="0.000168500000000002" calcext:value-type="float">
            <text:p>0.000168500000000002</text:p>
          </table:table-cell>
          <table:table-cell office:value-type="float" office:value="-0.0000300000000000002" calcext:value-type="float">
            <text:p>-3.00000000000002E-05</text:p>
          </table:table-cell>
          <table:table-cell office:value-type="float" office:value="-0.000397499999999994" calcext:value-type="float">
            <text:p>-0.000397499999999994</text:p>
          </table:table-cell>
          <table:table-cell office:value-type="float" office:value="-0.000625000000000002" calcext:value-type="float">
            <text:p>-0.000625000000000002</text:p>
          </table:table-cell>
          <table:table-cell office:value-type="float" office:value="0.0000450000000000008" calcext:value-type="float">
            <text:p>4.50000000000008E-05</text:p>
          </table:table-cell>
          <table:table-cell office:value-type="float" office:value="-0.000165000000000006" calcext:value-type="float">
            <text:p>-0.000165000000000006</text:p>
          </table:table-cell>
          <table:table-cell office:value-type="float" office:value="-0.000573500000000003" calcext:value-type="float">
            <text:p>-0.00057350000000000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255000000000003" calcext:value-type="float">
            <text:p>-0.000255000000000003</text:p>
          </table:table-cell>
          <table:table-cell office:value-type="float" office:value="-0.0010275" calcext:value-type="float">
            <text:p>-0.0010275</text:p>
          </table:table-cell>
          <table:table-cell office:value-type="float" office:value="-0.0000715000000000003" calcext:value-type="float">
            <text:p>-7.15000000000003E-05</text:p>
          </table:table-cell>
          <table:table-cell office:value-type="float" office:value="-0.0000300000000000002" calcext:value-type="float">
            <text:p>-3.00000000000002E-05</text:p>
          </table:table-cell>
          <table:table-cell office:value-type="float" office:value="-0.000247499999999995" calcext:value-type="float">
            <text:p>-0.000247499999999995</text:p>
          </table:table-cell>
          <table:table-cell office:value-type="float" office:value="-0.000145000000000003" calcext:value-type="float">
            <text:p>-0.000145000000000003</text:p>
          </table:table-cell>
          <table:table-cell office:value-type="float" office:value="0.000345000000000002" calcext:value-type="float">
            <text:p>0.000345000000000002</text:p>
          </table:table-cell>
          <table:table-cell office:value-type="float" office:value="-0.000315000000000005" calcext:value-type="float">
            <text:p>-0.000315000000000005</text:p>
          </table:table-cell>
          <table:table-cell office:value-type="float" office:value="-0.000813500000000005" calcext:value-type="float">
            <text:p>-0.0008135000000000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000449999999999982" calcext:value-type="float">
            <text:p>4.49999999999982E-05</text:p>
          </table:table-cell>
          <table:table-cell office:value-type="float" office:value="-0.000277500000000003" calcext:value-type="float">
            <text:p>-0.000277500000000003</text:p>
          </table:table-cell>
          <table:table-cell office:value-type="float" office:value="-0.000561499999999995" calcext:value-type="float">
            <text:p>-0.000561499999999995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-0.000397499999999994" calcext:value-type="float">
            <text:p>-0.000397499999999994</text:p>
          </table:table-cell>
          <table:table-cell office:value-type="float" office:value="-0.000625000000000002" calcext:value-type="float">
            <text:p>-0.000625000000000002</text:p>
          </table:table-cell>
          <table:table-cell office:value-type="float" office:value="0.0000450000000000008" calcext:value-type="float">
            <text:p>4.50000000000008E-05</text:p>
          </table:table-cell>
          <table:table-cell office:value-type="float" office:value="-0.000615000000000002" calcext:value-type="float">
            <text:p>-0.000615000000000002</text:p>
          </table:table-cell>
          <table:table-cell office:value-type="float" office:value="-0.0015335" calcext:value-type="float">
            <text:p>-0.00153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00194999999999999" calcext:value-type="float">
            <text:p>0.000194999999999999</text:p>
          </table:table-cell>
          <table:table-cell office:value-type="float" office:value="-0.000577500000000001" calcext:value-type="float">
            <text:p>-0.000577500000000001</text:p>
          </table:table-cell>
          <table:table-cell office:value-type="float" office:value="-0.00128149999999999" calcext:value-type="float">
            <text:p>-0.0012814999999999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-0.000397499999999994" calcext:value-type="float">
            <text:p>-0.000397499999999994</text:p>
          </table:table-cell>
          <table:table-cell office:value-type="float" office:value="-0.001595" calcext:value-type="float">
            <text:p>-0.001595</text:p>
          </table:table-cell>
          <table:table-cell office:value-type="float" office:value="0.000195000000000001" calcext:value-type="float">
            <text:p>0.000195000000000001</text:p>
          </table:table-cell>
          <table:table-cell office:value-type="float" office:value="-0.000165000000000006" calcext:value-type="float">
            <text:p>-0.000165000000000006</text:p>
          </table:table-cell>
          <table:table-cell office:value-type="float" office:value="-0.0015335" calcext:value-type="float">
            <text:p>-0.00153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00194999999999999" calcext:value-type="float">
            <text:p>0.000194999999999999</text:p>
          </table:table-cell>
          <table:table-cell office:value-type="float" office:value="-0.000427500000000002" calcext:value-type="float">
            <text:p>-0.000427500000000002</text:p>
          </table:table-cell>
          <table:table-cell office:value-type="float" office:value="-0.0015215" calcext:value-type="float">
            <text:p>-0.001521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-0.000247499999999995" calcext:value-type="float">
            <text:p>-0.000247499999999995</text:p>
          </table:table-cell>
          <table:table-cell office:value-type="float" office:value="-0.001115" calcext:value-type="float">
            <text:p>-0.001115</text:p>
          </table:table-cell>
          <table:table-cell office:value-type="float" office:value="0.000195000000000001" calcext:value-type="float">
            <text:p>0.000195000000000001</text:p>
          </table:table-cell>
          <table:table-cell office:value-type="float" office:value="-0.000315000000000005" calcext:value-type="float">
            <text:p>-0.000315000000000005</text:p>
          </table:table-cell>
          <table:table-cell office:value-type="float" office:value="-0.0017835" calcext:value-type="float">
            <text:p>-0.00178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255000000000003" calcext:value-type="float">
            <text:p>-0.000255000000000003</text:p>
          </table:table-cell>
          <table:table-cell office:value-type="float" office:value="-0.000427500000000002" calcext:value-type="float">
            <text:p>-0.000427500000000002</text:p>
          </table:table-cell>
          <table:table-cell office:value-type="float" office:value="-0.0010415" calcext:value-type="float">
            <text:p>-0.0010415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-0.000697499999999998" calcext:value-type="float">
            <text:p>-0.000697499999999998</text:p>
          </table:table-cell>
          <table:table-cell office:value-type="float" office:value="-0.001355" calcext:value-type="float">
            <text:p>-0.001355</text:p>
          </table:table-cell>
          <table:table-cell office:value-type="float" office:value="-0.000104999999999999" calcext:value-type="float">
            <text:p>-0.000104999999999999</text:p>
          </table:table-cell>
          <table:table-cell office:value-type="float" office:value="-0.000615000000000002" calcext:value-type="float">
            <text:p>-0.000615000000000002</text:p>
          </table:table-cell>
          <table:table-cell office:value-type="float" office:value="-0.00105350000000001" calcext:value-type="float">
            <text:p>-0.0010535000000000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00194999999999999" calcext:value-type="float">
            <text:p>0.000194999999999999</text:p>
          </table:table-cell>
          <table:table-cell office:value-type="float" office:value="-0.000577500000000001" calcext:value-type="float">
            <text:p>-0.000577500000000001</text:p>
          </table:table-cell>
          <table:table-cell office:value-type="float" office:value="-0.0010415" calcext:value-type="float">
            <text:p>-0.0010415</text:p>
          </table:table-cell>
          <table:table-cell office:value-type="float" office:value="-0.0000300000000000002" calcext:value-type="float">
            <text:p>-3.00000000000002E-05</text:p>
          </table:table-cell>
          <table:table-cell office:value-type="float" office:value="-0.000547499999999992" calcext:value-type="float">
            <text:p>-0.000547499999999992</text:p>
          </table:table-cell>
          <table:table-cell office:value-type="float" office:value="-0.000875000000000002" calcext:value-type="float">
            <text:p>-0.000875000000000002</text:p>
          </table:table-cell>
          <table:table-cell office:value-type="float" office:value="0.000195000000000001" calcext:value-type="float">
            <text:p>0.000195000000000001</text:p>
          </table:table-cell>
          <table:table-cell office:value-type="float" office:value="-0.000615000000000002" calcext:value-type="float">
            <text:p>-0.000615000000000002</text:p>
          </table:table-cell>
          <table:table-cell office:value-type="float" office:value="-0.0012935" calcext:value-type="float">
            <text:p>-0.00129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255000000000003" calcext:value-type="float">
            <text:p>-0.000255000000000003</text:p>
          </table:table-cell>
          <table:table-cell office:value-type="float" office:value="-0.000577500000000001" calcext:value-type="float">
            <text:p>-0.000577500000000001</text:p>
          </table:table-cell>
          <table:table-cell office:value-type="float" office:value="-0.000801499999999997" calcext:value-type="float">
            <text:p>-0.00080149999999999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-0.000847499999999997" calcext:value-type="float">
            <text:p>-0.000847499999999997</text:p>
          </table:table-cell>
          <table:table-cell office:value-type="float" office:value="-0.001115" calcext:value-type="float">
            <text:p>-0.001115</text:p>
          </table:table-cell>
          <table:table-cell office:value-type="float" office:value="-0.000104999999999999" calcext:value-type="float">
            <text:p>-0.000104999999999999</text:p>
          </table:table-cell>
          <table:table-cell office:value-type="float" office:value="-0.000315000000000005" calcext:value-type="float">
            <text:p>-0.000315000000000005</text:p>
          </table:table-cell>
          <table:table-cell office:value-type="float" office:value="-0.000813500000000005" calcext:value-type="float">
            <text:p>-0.0008135000000000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405000000000001" calcext:value-type="float">
            <text:p>-0.000405000000000001</text:p>
          </table:table-cell>
          <table:table-cell office:value-type="float" office:value="-0.000577500000000001" calcext:value-type="float">
            <text:p>-0.000577500000000001</text:p>
          </table:table-cell>
          <table:table-cell office:value-type="float" office:value="-0.000801499999999997" calcext:value-type="float">
            <text:p>-0.000801499999999997</text:p>
          </table:table-cell>
          <table:table-cell office:value-type="float" office:value="-0.00033" calcext:value-type="float">
            <text:p>-0.00033</text:p>
          </table:table-cell>
          <table:table-cell office:value-type="float" office:value="-0.000397499999999994" calcext:value-type="float">
            <text:p>-0.000397499999999994</text:p>
          </table:table-cell>
          <table:table-cell office:value-type="float" office:value="-0.000145000000000003" calcext:value-type="float">
            <text:p>-0.000145000000000003</text:p>
          </table:table-cell>
          <table:table-cell office:value-type="float" office:value="0.000345000000000002" calcext:value-type="float">
            <text:p>0.000345000000000002</text:p>
          </table:table-cell>
          <table:table-cell office:value-type="float" office:value="-0.0000150000000000077" calcext:value-type="float">
            <text:p>-1.50000000000077E-05</text:p>
          </table:table-cell>
          <table:table-cell office:value-type="float" office:value="-0.0000835000000000008" calcext:value-type="float">
            <text:p>-8.35000000000008E-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00194999999999999" calcext:value-type="float">
            <text:p>0.000194999999999999</text:p>
          </table:table-cell>
          <table:table-cell office:value-type="float" office:value="0.0000224999999999973" calcext:value-type="float">
            <text:p>2.24999999999973E-05</text:p>
          </table:table-cell>
          <table:table-cell office:value-type="float" office:value="0.000408500000000004" calcext:value-type="float">
            <text:p>0.000408500000000004</text:p>
          </table:table-cell>
          <table:table-cell office:value-type="float" office:value="-0.00048" calcext:value-type="float">
            <text:p>-0.00048</text:p>
          </table:table-cell>
          <table:table-cell office:value-type="float" office:value="0.000052500000000002" calcext:value-type="float">
            <text:p>5.2500000000002E-05</text:p>
          </table:table-cell>
          <table:table-cell office:value-type="float" office:value="0.000584999999999997" calcext:value-type="float">
            <text:p>0.000584999999999997</text:p>
          </table:table-cell>
          <table:table-cell office:value-type="float" office:value="0.000195000000000001" calcext:value-type="float">
            <text:p>0.000195000000000001</text:p>
          </table:table-cell>
          <table:table-cell office:value-type="float" office:value="-0.000465000000000003" calcext:value-type="float">
            <text:p>-0.000465000000000003</text:p>
          </table:table-cell>
          <table:table-cell office:value-type="float" office:value="0.000636499999999998" calcext:value-type="float">
            <text:p>0.00063649999999999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255000000000003" calcext:value-type="float">
            <text:p>-0.000255000000000003</text:p>
          </table:table-cell>
          <table:table-cell office:value-type="float" office:value="0.000172499999999999" calcext:value-type="float">
            <text:p>0.000172499999999999</text:p>
          </table:table-cell>
          <table:table-cell office:value-type="float" office:value="0.000648500000000006" calcext:value-type="float">
            <text:p>0.000648500000000006</text:p>
          </table:table-cell>
          <table:table-cell office:value-type="float" office:value="-0.0000300000000000002" calcext:value-type="float">
            <text:p>-3.00000000000002E-05</text:p>
          </table:table-cell>
          <table:table-cell office:value-type="float" office:value="-0.000547499999999992" calcext:value-type="float">
            <text:p>-0.000547499999999992</text:p>
          </table:table-cell>
          <table:table-cell office:value-type="float" office:value="0.0000949999999999971" calcext:value-type="float">
            <text:p>9.49999999999971E-05</text:p>
          </table:table-cell>
          <table:table-cell office:value-type="float" office:value="-0.000104999999999999" calcext:value-type="float">
            <text:p>-0.000104999999999999</text:p>
          </table:table-cell>
          <table:table-cell office:value-type="float" office:value="-0.0000150000000000077" calcext:value-type="float">
            <text:p>-1.50000000000077E-05</text:p>
          </table:table-cell>
          <table:table-cell office:value-type="float" office:value="0.000886499999999998" calcext:value-type="float">
            <text:p>0.00088649999999999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000449999999999982" calcext:value-type="float">
            <text:p>4.49999999999982E-05</text:p>
          </table:table-cell>
          <table:table-cell office:value-type="float" office:value="0.0000224999999999973" calcext:value-type="float">
            <text:p>2.24999999999973E-05</text:p>
          </table:table-cell>
          <table:table-cell office:value-type="float" office:value="0.000898500000000006" calcext:value-type="float">
            <text:p>0.000898500000000006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0.000052500000000002" calcext:value-type="float">
            <text:p>5.2500000000002E-05</text:p>
          </table:table-cell>
          <table:table-cell office:value-type="float" office:value="0.000824999999999998" calcext:value-type="float">
            <text:p>0.000824999999999998</text:p>
          </table:table-cell>
          <table:table-cell office:value-type="float" office:value="0.0000450000000000008" calcext:value-type="float">
            <text:p>4.50000000000008E-05</text:p>
          </table:table-cell>
          <table:table-cell office:value-type="float" office:value="-0.000315000000000005" calcext:value-type="float">
            <text:p>-0.000315000000000005</text:p>
          </table:table-cell>
          <table:table-cell office:value-type="float" office:value="0.0011265" calcext:value-type="float">
            <text:p>0.00112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00344999999999999" calcext:value-type="float">
            <text:p>0.000344999999999999</text:p>
          </table:table-cell>
          <table:table-cell office:value-type="float" office:value="0.0000224999999999973" calcext:value-type="float">
            <text:p>2.24999999999973E-05</text:p>
          </table:table-cell>
          <table:table-cell office:value-type="float" office:value="0.0013785" calcext:value-type="float">
            <text:p>0.0013785</text:p>
          </table:table-cell>
          <table:table-cell office:value-type="float" office:value="-0.0000300000000000002" calcext:value-type="float">
            <text:p>-3.00000000000002E-05</text:p>
          </table:table-cell>
          <table:table-cell office:value-type="float" office:value="-0.000397499999999994" calcext:value-type="float">
            <text:p>-0.000397499999999994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00450000000000008" calcext:value-type="float">
            <text:p>4.50000000000008E-05</text:p>
          </table:table-cell>
          <table:table-cell office:value-type="float" office:value="-0.0000150000000000077" calcext:value-type="float">
            <text:p>-1.50000000000077E-05</text:p>
          </table:table-cell>
          <table:table-cell office:value-type="float" office:value="0.0013665" calcext:value-type="float">
            <text:p>0.00136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0105000000000002" calcext:value-type="float">
            <text:p>-0.000105000000000002</text:p>
          </table:table-cell>
          <table:table-cell office:value-type="float" office:value="0.000172499999999999" calcext:value-type="float">
            <text:p>0.000172499999999999</text:p>
          </table:table-cell>
          <table:table-cell office:value-type="float" office:value="0.0011385" calcext:value-type="float">
            <text:p>0.0011385</text:p>
          </table:table-cell>
          <table:table-cell office:value-type="float" office:value="-0.00093" calcext:value-type="float">
            <text:p>-0.00093</text:p>
          </table:table-cell>
          <table:table-cell office:value-type="float" office:value="0.000352500000000006" calcext:value-type="float">
            <text:p>0.000352500000000006</text:p>
          </table:table-cell>
          <table:table-cell office:value-type="float" office:value="-0.000625000000000002" calcext:value-type="float">
            <text:p>-0.000625000000000002</text:p>
          </table:table-cell>
          <table:table-cell office:value-type="float" office:value="-0.023655" calcext:value-type="float">
            <text:p>-0.023655</text:p>
          </table:table-cell>
          <table:table-cell office:value-type="float" office:value="0.00823499999999999" calcext:value-type="float">
            <text:p>0.00823499999999999</text:p>
          </table:table-cell>
          <table:table-cell office:value-type="float" office:value="-0.0325135" calcext:value-type="float">
            <text:p>-0.03251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793555" calcext:value-type="float">
            <text:p>-2.793555</text:p>
          </table:table-cell>
          <table:table-cell office:value-type="float" office:value="0.5890725" calcext:value-type="float">
            <text:p>0.5890725</text:p>
          </table:table-cell>
          <table:table-cell office:value-type="float" office:value="6.5290885" calcext:value-type="float">
            <text:p>6.5290885</text:p>
          </table:table-cell>
          <table:table-cell office:value-type="float" office:value="-0.79998" calcext:value-type="float">
            <text:p>-0.79998</text:p>
          </table:table-cell>
          <table:table-cell office:value-type="float" office:value="0.00500250000000001" calcext:value-type="float">
            <text:p>0.00500250000000001</text:p>
          </table:table-cell>
          <table:table-cell office:value-type="float" office:value="-0.687905" calcext:value-type="float">
            <text:p>-0.687905</text:p>
          </table:table-cell>
          <table:table-cell office:value-type="float" office:value="-0.052755" calcext:value-type="float">
            <text:p>-0.052755</text:p>
          </table:table-cell>
          <table:table-cell office:value-type="float" office:value="-0.003315" calcext:value-type="float">
            <text:p>-0.003315</text:p>
          </table:table-cell>
          <table:table-cell office:value-type="float" office:value="-0.1118935" calcext:value-type="float">
            <text:p>-0.11189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3.655755" calcext:value-type="float">
            <text:p>-3.655755</text:p>
          </table:table-cell>
          <table:table-cell office:value-type="float" office:value="4.5771225" calcext:value-type="float">
            <text:p>4.5771225</text:p>
          </table:table-cell>
          <table:table-cell office:value-type="float" office:value="6.5961185" calcext:value-type="float">
            <text:p>6.5961185</text:p>
          </table:table-cell>
          <table:table-cell office:value-type="float" office:value="-0.74403" calcext:value-type="float">
            <text:p>-0.74403</text:p>
          </table:table-cell>
          <table:table-cell office:value-type="float" office:value="0.0045525" calcext:value-type="float">
            <text:p>0.0045525</text:p>
          </table:table-cell>
          <table:table-cell office:value-type="float" office:value="-0.698075" calcext:value-type="float">
            <text:p>-0.698075</text:p>
          </table:table-cell>
          <table:table-cell office:value-type="float" office:value="-0.049905" calcext:value-type="float">
            <text:p>-0.049905</text:p>
          </table:table-cell>
          <table:table-cell office:value-type="float" office:value="-0.00451500000000001" calcext:value-type="float">
            <text:p>-0.00451500000000001</text:p>
          </table:table-cell>
          <table:table-cell office:value-type="float" office:value="-0.1106835" calcext:value-type="float">
            <text:p>-0.11068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809555" calcext:value-type="float">
            <text:p>-1.809555</text:p>
          </table:table-cell>
          <table:table-cell office:value-type="float" office:value="-2.6062275" calcext:value-type="float">
            <text:p>-2.6062275</text:p>
          </table:table-cell>
          <table:table-cell office:value-type="float" office:value="6.5982985" calcext:value-type="float">
            <text:p>6.5982985</text:p>
          </table:table-cell>
          <table:table-cell office:value-type="float" office:value="-0.71868" calcext:value-type="float">
            <text:p>-0.71868</text:p>
          </table:table-cell>
          <table:table-cell office:value-type="float" office:value="-0.0032475" calcext:value-type="float">
            <text:p>-0.0032475</text:p>
          </table:table-cell>
          <table:table-cell office:value-type="float" office:value="-0.744055" calcext:value-type="float">
            <text:p>-0.744055</text:p>
          </table:table-cell>
          <table:table-cell office:value-type="float" office:value="-0.044355" calcext:value-type="float">
            <text:p>-0.044355</text:p>
          </table:table-cell>
          <table:table-cell office:value-type="float" office:value="-0.007215" calcext:value-type="float">
            <text:p>-0.007215</text:p>
          </table:table-cell>
          <table:table-cell office:value-type="float" office:value="-0.1114035" calcext:value-type="float">
            <text:p>-0.11140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2.672655" calcext:value-type="float">
            <text:p>-2.672655</text:p>
          </table:table-cell>
          <table:table-cell office:value-type="float" office:value="-2.7527775" calcext:value-type="float">
            <text:p>-2.7527775</text:p>
          </table:table-cell>
          <table:table-cell office:value-type="float" office:value="6.6011985" calcext:value-type="float">
            <text:p>6.6011985</text:p>
          </table:table-cell>
          <table:table-cell office:value-type="float" office:value="-0.69288" calcext:value-type="float">
            <text:p>-0.69288</text:p>
          </table:table-cell>
          <table:table-cell office:value-type="float" office:value="-0.0170475" calcext:value-type="float">
            <text:p>-0.0170475</text:p>
          </table:table-cell>
          <table:table-cell office:value-type="float" office:value="-0.751795" calcext:value-type="float">
            <text:p>-0.751795</text:p>
          </table:table-cell>
          <table:table-cell office:value-type="float" office:value="-0.043005" calcext:value-type="float">
            <text:p>-0.043005</text:p>
          </table:table-cell>
          <table:table-cell office:value-type="float" office:value="-0.00706500000000001" calcext:value-type="float">
            <text:p>-0.00706500000000001</text:p>
          </table:table-cell>
          <table:table-cell office:value-type="float" office:value="-0.1150335" calcext:value-type="float">
            <text:p>-0.11503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3.664845" calcext:value-type="float">
            <text:p>3.664845</text:p>
          </table:table-cell>
          <table:table-cell office:value-type="float" office:value="-0.6968775" calcext:value-type="float">
            <text:p>-0.6968775</text:p>
          </table:table-cell>
          <table:table-cell office:value-type="float" office:value="6.5893485" calcext:value-type="float">
            <text:p>6.5893485</text:p>
          </table:table-cell>
          <table:table-cell office:value-type="float" office:value="-0.75948" calcext:value-type="float">
            <text:p>-0.75948</text:p>
          </table:table-cell>
          <table:table-cell office:value-type="float" office:value="-0.0234975" calcext:value-type="float">
            <text:p>-0.0234975</text:p>
          </table:table-cell>
          <table:table-cell office:value-type="float" office:value="-0.781805" calcext:value-type="float">
            <text:p>-0.781805</text:p>
          </table:table-cell>
          <table:table-cell office:value-type="float" office:value="-0.047955" calcext:value-type="float">
            <text:p>-0.047955</text:p>
          </table:table-cell>
          <table:table-cell office:value-type="float" office:value="-0.007215" calcext:value-type="float">
            <text:p>-0.007215</text:p>
          </table:table-cell>
          <table:table-cell office:value-type="float" office:value="-0.1181835" calcext:value-type="float">
            <text:p>-0.11818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3.557205" calcext:value-type="float">
            <text:p>-3.557205</text:p>
          </table:table-cell>
          <table:table-cell office:value-type="float" office:value="0.8553225" calcext:value-type="float">
            <text:p>0.8553225</text:p>
          </table:table-cell>
          <table:table-cell office:value-type="float" office:value="6.6028985" calcext:value-type="float">
            <text:p>6.6028985</text:p>
          </table:table-cell>
          <table:table-cell office:value-type="float" office:value="-0.77928" calcext:value-type="float">
            <text:p>-0.77928</text:p>
          </table:table-cell>
          <table:table-cell office:value-type="float" office:value="-0.00789749999999999" calcext:value-type="float">
            <text:p>-0.00789749999999999</text:p>
          </table:table-cell>
          <table:table-cell office:value-type="float" office:value="-0.775515" calcext:value-type="float">
            <text:p>-0.775515</text:p>
          </table:table-cell>
          <table:table-cell office:value-type="float" office:value="-0.048105" calcext:value-type="float">
            <text:p>-0.048105</text:p>
          </table:table-cell>
          <table:table-cell office:value-type="float" office:value="-0.00541500000000001" calcext:value-type="float">
            <text:p>-0.00541500000000001</text:p>
          </table:table-cell>
          <table:table-cell office:value-type="float" office:value="-0.1164835" calcext:value-type="float">
            <text:p>-0.11648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4.758105" calcext:value-type="float">
            <text:p>-4.758105</text:p>
          </table:table-cell>
          <table:table-cell office:value-type="float" office:value="3.2026725" calcext:value-type="float">
            <text:p>3.2026725</text:p>
          </table:table-cell>
          <table:table-cell office:value-type="float" office:value="6.5961185" calcext:value-type="float">
            <text:p>6.5961185</text:p>
          </table:table-cell>
          <table:table-cell office:value-type="float" office:value="-0.77913" calcext:value-type="float">
            <text:p>-0.77913</text:p>
          </table:table-cell>
          <table:table-cell office:value-type="float" office:value="0.00260250000000001" calcext:value-type="float">
            <text:p>0.00260250000000001</text:p>
          </table:table-cell>
          <table:table-cell office:value-type="float" office:value="-0.747925" calcext:value-type="float">
            <text:p>-0.747925</text:p>
          </table:table-cell>
          <table:table-cell office:value-type="float" office:value="-0.053205" calcext:value-type="float">
            <text:p>-0.053205</text:p>
          </table:table-cell>
          <table:table-cell office:value-type="float" office:value="-0.00451500000000001" calcext:value-type="float">
            <text:p>-0.00451500000000001</text:p>
          </table:table-cell>
          <table:table-cell office:value-type="float" office:value="-0.1152735" calcext:value-type="float">
            <text:p>-0.11527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4.796955" calcext:value-type="float">
            <text:p>-4.796955</text:p>
          </table:table-cell>
          <table:table-cell office:value-type="float" office:value="1.4271225" calcext:value-type="float">
            <text:p>1.4271225</text:p>
          </table:table-cell>
          <table:table-cell office:value-type="float" office:value="6.5978185" calcext:value-type="float">
            <text:p>6.5978185</text:p>
          </table:table-cell>
          <table:table-cell office:value-type="float" office:value="-0.79068" calcext:value-type="float">
            <text:p>-0.79068</text:p>
          </table:table-cell>
          <table:table-cell office:value-type="float" office:value="0.0059025" calcext:value-type="float">
            <text:p>0.0059025</text:p>
          </table:table-cell>
          <table:table-cell office:value-type="float" office:value="-0.737765" calcext:value-type="float">
            <text:p>-0.737765</text:p>
          </table:table-cell>
          <table:table-cell office:value-type="float" office:value="-0.051255" calcext:value-type="float">
            <text:p>-0.051255</text:p>
          </table:table-cell>
          <table:table-cell office:value-type="float" office:value="-0.00466500000000001" calcext:value-type="float">
            <text:p>-0.00466500000000001</text:p>
          </table:table-cell>
          <table:table-cell office:value-type="float" office:value="-0.1143135" calcext:value-type="float">
            <text:p>-0.11431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3.834945" calcext:value-type="float">
            <text:p>3.834945</text:p>
          </table:table-cell>
          <table:table-cell office:value-type="float" office:value="1.3984725" calcext:value-type="float">
            <text:p>1.3984725</text:p>
          </table:table-cell>
          <table:table-cell office:value-type="float" office:value="6.6024085" calcext:value-type="float">
            <text:p>6.6024085</text:p>
          </table:table-cell>
          <table:table-cell office:value-type="float" office:value="-0.78678" calcext:value-type="float">
            <text:p>-0.78678</text:p>
          </table:table-cell>
          <table:table-cell office:value-type="float" office:value="0.00830250000000001" calcext:value-type="float">
            <text:p>0.00830250000000001</text:p>
          </table:table-cell>
          <table:table-cell office:value-type="float" office:value="-0.738975" calcext:value-type="float">
            <text:p>-0.738975</text:p>
          </table:table-cell>
          <table:table-cell office:value-type="float" office:value="-0.050805" calcext:value-type="float">
            <text:p>-0.050805</text:p>
          </table:table-cell>
          <table:table-cell office:value-type="float" office:value="-0.004365" calcext:value-type="float">
            <text:p>-0.004365</text:p>
          </table:table-cell>
          <table:table-cell office:value-type="float" office:value="-0.1150335" calcext:value-type="float">
            <text:p>-0.11503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.175895" calcext:value-type="float">
            <text:p>4.175895</text:p>
          </table:table-cell>
          <table:table-cell office:value-type="float" office:value="1.5177225" calcext:value-type="float">
            <text:p>1.5177225</text:p>
          </table:table-cell>
          <table:table-cell office:value-type="float" office:value="6.5970885" calcext:value-type="float">
            <text:p>6.5970885</text:p>
          </table:table-cell>
          <table:table-cell office:value-type="float" office:value="-0.77388" calcext:value-type="float">
            <text:p>-0.77388</text:p>
          </table:table-cell>
          <table:table-cell office:value-type="float" office:value="0.00770250000000001" calcext:value-type="float">
            <text:p>0.00770250000000001</text:p>
          </table:table-cell>
          <table:table-cell office:value-type="float" office:value="-0.738725" calcext:value-type="float">
            <text:p>-0.738725</text:p>
          </table:table-cell>
          <table:table-cell office:value-type="float" office:value="-0.048555" calcext:value-type="float">
            <text:p>-0.048555</text:p>
          </table:table-cell>
          <table:table-cell office:value-type="float" office:value="-0.00376500000000001" calcext:value-type="float">
            <text:p>-0.00376500000000001</text:p>
          </table:table-cell>
          <table:table-cell office:value-type="float" office:value="-0.1152735" calcext:value-type="float">
            <text:p>-0.11527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.015695" calcext:value-type="float">
            <text:p>4.015695</text:p>
          </table:table-cell>
          <table:table-cell office:value-type="float" office:value="1.3228725" calcext:value-type="float">
            <text:p>1.3228725</text:p>
          </table:table-cell>
          <table:table-cell office:value-type="float" office:value="6.5973285" calcext:value-type="float">
            <text:p>6.5973285</text:p>
          </table:table-cell>
          <table:table-cell office:value-type="float" office:value="-0.76158" calcext:value-type="float">
            <text:p>-0.76158</text:p>
          </table:table-cell>
          <table:table-cell office:value-type="float" office:value="0.00695250000000001" calcext:value-type="float">
            <text:p>0.00695250000000001</text:p>
          </table:table-cell>
          <table:table-cell office:value-type="float" office:value="-0.754945" calcext:value-type="float">
            <text:p>-0.754945</text:p>
          </table:table-cell>
          <table:table-cell office:value-type="float" office:value="-0.047805" calcext:value-type="float">
            <text:p>-0.047805</text:p>
          </table:table-cell>
          <table:table-cell office:value-type="float" office:value="-0.004215" calcext:value-type="float">
            <text:p>-0.004215</text:p>
          </table:table-cell>
          <table:table-cell office:value-type="float" office:value="-0.1160035" calcext:value-type="float">
            <text:p>-0.11600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4.878405" calcext:value-type="float">
            <text:p>-4.878405</text:p>
          </table:table-cell>
          <table:table-cell office:value-type="float" office:value="1.1206725" calcext:value-type="float">
            <text:p>1.1206725</text:p>
          </table:table-cell>
          <table:table-cell office:value-type="float" office:value="6.5903085" calcext:value-type="float">
            <text:p>6.5903085</text:p>
          </table:table-cell>
          <table:table-cell office:value-type="float" office:value="-0.76878" calcext:value-type="float">
            <text:p>-0.76878</text:p>
          </table:table-cell>
          <table:table-cell office:value-type="float" office:value="0.00575250000000001" calcext:value-type="float">
            <text:p>0.00575250000000001</text:p>
          </table:table-cell>
          <table:table-cell office:value-type="float" office:value="-0.758815" calcext:value-type="float">
            <text:p>-0.758815</text:p>
          </table:table-cell>
          <table:table-cell office:value-type="float" office:value="-0.048105" calcext:value-type="float">
            <text:p>-0.048105</text:p>
          </table:table-cell>
          <table:table-cell office:value-type="float" office:value="-0.004215" calcext:value-type="float">
            <text:p>-0.004215</text:p>
          </table:table-cell>
          <table:table-cell office:value-type="float" office:value="-0.1157635" calcext:value-type="float">
            <text:p>-0.11576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4.016955" calcext:value-type="float">
            <text:p>-4.016955</text:p>
          </table:table-cell>
          <table:table-cell office:value-type="float" office:value="0.2530725" calcext:value-type="float">
            <text:p>0.2530725</text:p>
          </table:table-cell>
          <table:table-cell office:value-type="float" office:value="6.5886185" calcext:value-type="float">
            <text:p>6.5886185</text:p>
          </table:table-cell>
          <table:table-cell office:value-type="float" office:value="-0.79443" calcext:value-type="float">
            <text:p>-0.79443</text:p>
          </table:table-cell>
          <table:table-cell office:value-type="float" office:value="0.0044025" calcext:value-type="float">
            <text:p>0.0044025</text:p>
          </table:table-cell>
          <table:table-cell office:value-type="float" office:value="-0.773815" calcext:value-type="float">
            <text:p>-0.773815</text:p>
          </table:table-cell>
          <table:table-cell office:value-type="float" office:value="-0.050955" calcext:value-type="float">
            <text:p>-0.050955</text:p>
          </table:table-cell>
          <table:table-cell office:value-type="float" office:value="-0.004365" calcext:value-type="float">
            <text:p>-0.004365</text:p>
          </table:table-cell>
          <table:table-cell office:value-type="float" office:value="-0.1172135" calcext:value-type="float">
            <text:p>-0.11721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1.054005" calcext:value-type="float">
            <text:p>-1.054005</text:p>
          </table:table-cell>
          <table:table-cell office:value-type="float" office:value="0.5073225" calcext:value-type="float">
            <text:p>0.5073225</text:p>
          </table:table-cell>
          <table:table-cell office:value-type="float" office:value="6.6072485" calcext:value-type="float">
            <text:p>6.6072485</text:p>
          </table:table-cell>
          <table:table-cell office:value-type="float" office:value="-0.80568" calcext:value-type="float">
            <text:p>-0.80568</text:p>
          </table:table-cell>
          <table:table-cell office:value-type="float" office:value="0.00560250000000001" calcext:value-type="float">
            <text:p>0.00560250000000001</text:p>
          </table:table-cell>
          <table:table-cell office:value-type="float" office:value="-0.776965" calcext:value-type="float">
            <text:p>-0.776965</text:p>
          </table:table-cell>
          <table:table-cell office:value-type="float" office:value="-0.052005" calcext:value-type="float">
            <text:p>-0.052005</text:p>
          </table:table-cell>
          <table:table-cell office:value-type="float" office:value="-0.004365" calcext:value-type="float">
            <text:p>-0.004365</text:p>
          </table:table-cell>
          <table:table-cell office:value-type="float" office:value="-0.1155235" calcext:value-type="float">
            <text:p>-0.11552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3.751155" calcext:value-type="float">
            <text:p>-3.751155</text:p>
          </table:table-cell>
          <table:table-cell office:value-type="float" office:value="0.9757725" calcext:value-type="float">
            <text:p>0.9757725</text:p>
          </table:table-cell>
          <table:table-cell office:value-type="float" office:value="0.0086385" calcext:value-type="float">
            <text:p>0.0086385</text:p>
          </table:table-cell>
          <table:table-cell office:value-type="float" office:value="-0.00483" calcext:value-type="float">
            <text:p>-0.00483</text:p>
          </table:table-cell>
          <table:table-cell office:value-type="float" office:value="-0.00504749999999999" calcext:value-type="float">
            <text:p>-0.00504749999999999</text:p>
          </table:table-cell>
          <table:table-cell office:value-type="float" office:value="0.000824999999999998" calcext:value-type="float">
            <text:p>0.000824999999999998</text:p>
          </table:table-cell>
          <table:table-cell office:value-type="float" office:value="0.000195000000000001" calcext:value-type="float">
            <text:p>0.000195000000000001</text:p>
          </table:table-cell>
          <table:table-cell office:value-type="float" office:value="-0.000165000000000006" calcext:value-type="float">
            <text:p>-0.000165000000000006</text:p>
          </table:table-cell>
          <table:table-cell office:value-type="float" office:value="0.000156499999999994" calcext:value-type="float">
            <text:p>0.00015649999999999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8655" calcext:value-type="float">
            <text:p>-0.008655</text:p>
          </table:table-cell>
          <table:table-cell office:value-type="float" office:value="-0.0010275" calcext:value-type="float">
            <text:p>-0.0010275</text:p>
          </table:table-cell>
          <table:table-cell office:value-type="float" office:value="0.0018585" calcext:value-type="float">
            <text:p>0.0018585</text:p>
          </table:table-cell>
          <table:table-cell office:value-type="float" office:value="-0.00453" calcext:value-type="float">
            <text:p>-0.00453</text:p>
          </table:table-cell>
          <table:table-cell office:value-type="float" office:value="-0.0051975" calcext:value-type="float">
            <text:p>-0.0051975</text:p>
          </table:table-cell>
          <table:table-cell office:value-type="float" office:value="0.000824999999999998" calcext:value-type="float">
            <text:p>0.000824999999999998</text:p>
          </table:table-cell>
          <table:table-cell office:value-type="float" office:value="-0.000404999999999999" calcext:value-type="float">
            <text:p>-0.000404999999999999</text:p>
          </table:table-cell>
          <table:table-cell office:value-type="float" office:value="-0.0000150000000000077" calcext:value-type="float">
            <text:p>-1.50000000000077E-05</text:p>
          </table:table-cell>
          <table:table-cell office:value-type="float" office:value="0.000396499999999996" calcext:value-type="float">
            <text:p>0.00039649999999999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8655" calcext:value-type="float">
            <text:p>-0.008655</text:p>
          </table:table-cell>
          <table:table-cell office:value-type="float" office:value="-0.000427500000000002" calcext:value-type="float">
            <text:p>-0.000427500000000002</text:p>
          </table:table-cell>
          <table:table-cell office:value-type="float" office:value="0.0013785" calcext:value-type="float">
            <text:p>0.0013785</text:p>
          </table:table-cell>
          <table:table-cell office:value-type="float" office:value="-0.00498" calcext:value-type="float">
            <text:p>-0.00498</text:p>
          </table:table-cell>
          <table:table-cell office:value-type="float" office:value="-0.00504749999999999" calcext:value-type="float">
            <text:p>-0.00504749999999999</text:p>
          </table:table-cell>
          <table:table-cell office:value-type="float" office:value="0.000334999999999997" calcext:value-type="float">
            <text:p>0.000334999999999997</text:p>
          </table:table-cell>
          <table:table-cell office:value-type="float" office:value="-0.000254999999999999" calcext:value-type="float">
            <text:p>-0.000254999999999999</text:p>
          </table:table-cell>
          <table:table-cell office:value-type="float" office:value="0.000134999999999998" calcext:value-type="float">
            <text:p>0.000134999999999998</text:p>
          </table:table-cell>
          <table:table-cell office:value-type="float" office:value="0.000396499999999996" calcext:value-type="float">
            <text:p>0.00039649999999999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8505" calcext:value-type="float">
            <text:p>-0.008505</text:p>
          </table:table-cell>
          <table:table-cell office:value-type="float" office:value="-0.000727500000000003" calcext:value-type="float">
            <text:p>-0.000727500000000003</text:p>
          </table:table-cell>
          <table:table-cell office:value-type="float" office:value="0.0018585" calcext:value-type="float">
            <text:p>0.0018585</text:p>
          </table:table-cell>
          <table:table-cell office:value-type="float" office:value="-0.00483" calcext:value-type="float">
            <text:p>-0.00483</text:p>
          </table:table-cell>
          <table:table-cell office:value-type="float" office:value="-0.0051975" calcext:value-type="float">
            <text:p>-0.0051975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-0.000554999999999999" calcext:value-type="float">
            <text:p>-0.000554999999999999</text:p>
          </table:table-cell>
          <table:table-cell office:value-type="float" office:value="0.000134999999999998" calcext:value-type="float">
            <text:p>0.000134999999999998</text:p>
          </table:table-cell>
          <table:table-cell office:value-type="float" office:value="0.000636499999999998" calcext:value-type="float">
            <text:p>0.00063649999999999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8505" calcext:value-type="float">
            <text:p>-0.008505</text:p>
          </table:table-cell>
          <table:table-cell office:value-type="float" office:value="-0.0010275" calcext:value-type="float">
            <text:p>-0.0010275</text:p>
          </table:table-cell>
          <table:table-cell office:value-type="float" office:value="0.0025885" calcext:value-type="float">
            <text:p>0.0025885</text:p>
          </table:table-cell>
          <table:table-cell office:value-type="float" office:value="-0.00468" calcext:value-type="float">
            <text:p>-0.00468</text:p>
          </table:table-cell>
          <table:table-cell office:value-type="float" office:value="-0.00504749999999999" calcext:value-type="float">
            <text:p>-0.00504749999999999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-0.000254999999999999" calcext:value-type="float">
            <text:p>-0.000254999999999999</text:p>
          </table:table-cell>
          <table:table-cell office:value-type="float" office:value="-0.000615000000000002" calcext:value-type="float">
            <text:p>-0.000615000000000002</text:p>
          </table:table-cell>
          <table:table-cell office:value-type="float" office:value="0.000886499999999998" calcext:value-type="float">
            <text:p>0.00088649999999999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8655" calcext:value-type="float">
            <text:p>-0.008655</text:p>
          </table:table-cell>
          <table:table-cell office:value-type="float" office:value="-0.0010275" calcext:value-type="float">
            <text:p>-0.0010275</text:p>
          </table:table-cell>
          <table:table-cell office:value-type="float" office:value="0.0023485" calcext:value-type="float">
            <text:p>0.0023485</text:p>
          </table:table-cell>
          <table:table-cell office:value-type="float" office:value="-0.00438" calcext:value-type="float">
            <text:p>-0.00438</text:p>
          </table:table-cell>
          <table:table-cell office:value-type="float" office:value="-0.0053475" calcext:value-type="float">
            <text:p>-0.0053475</text:p>
          </table:table-cell>
          <table:table-cell office:value-type="float" office:value="0.000824999999999998" calcext:value-type="float">
            <text:p>0.000824999999999998</text:p>
          </table:table-cell>
          <table:table-cell office:value-type="float" office:value="-0.000104999999999999" calcext:value-type="float">
            <text:p>-0.000104999999999999</text:p>
          </table:table-cell>
          <table:table-cell office:value-type="float" office:value="-0.000165000000000006" calcext:value-type="float">
            <text:p>-0.000165000000000006</text:p>
          </table:table-cell>
          <table:table-cell office:value-type="float" office:value="0.000886499999999998" calcext:value-type="float">
            <text:p>0.00088649999999999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8805" calcext:value-type="float">
            <text:p>-0.008805</text:p>
          </table:table-cell>
          <table:table-cell office:value-type="float" office:value="-0.0010275" calcext:value-type="float">
            <text:p>-0.0010275</text:p>
          </table:table-cell>
          <table:table-cell office:value-type="float" office:value="0.00282850000000001" calcext:value-type="float">
            <text:p>0.00282850000000001</text:p>
          </table:table-cell>
          <table:table-cell office:value-type="float" office:value="-0.00453" calcext:value-type="float">
            <text:p>-0.00453</text:p>
          </table:table-cell>
          <table:table-cell office:value-type="float" office:value="-0.00504749999999999" calcext:value-type="float">
            <text:p>-0.00504749999999999</text:p>
          </table:table-cell>
          <table:table-cell office:value-type="float" office:value="0.001545" calcext:value-type="float">
            <text:p>0.001545</text:p>
          </table:table-cell>
          <table:table-cell office:value-type="float" office:value="0.0000450000000000008" calcext:value-type="float">
            <text:p>4.50000000000008E-05</text:p>
          </table:table-cell>
          <table:table-cell office:value-type="float" office:value="-0.000465000000000003" calcext:value-type="float">
            <text:p>-0.000465000000000003</text:p>
          </table:table-cell>
          <table:table-cell office:value-type="float" office:value="0.000636499999999998" calcext:value-type="float">
            <text:p>0.00063649999999999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8805" calcext:value-type="float">
            <text:p>-0.008805</text:p>
          </table:table-cell>
          <table:table-cell office:value-type="float" office:value="-0.0011775" calcext:value-type="float">
            <text:p>-0.0011775</text:p>
          </table:table-cell>
          <table:table-cell office:value-type="float" office:value="0.0018585" calcext:value-type="float">
            <text:p>0.0018585</text:p>
          </table:table-cell>
          <table:table-cell office:value-type="float" office:value="-0.00483" calcext:value-type="float">
            <text:p>-0.00483</text:p>
          </table:table-cell>
          <table:table-cell office:value-type="float" office:value="-0.0054975" calcext:value-type="float">
            <text:p>-0.0054975</text:p>
          </table:table-cell>
          <table:table-cell office:value-type="float" office:value="0.0000949999999999971" calcext:value-type="float">
            <text:p>9.49999999999971E-05</text:p>
          </table:table-cell>
          <table:table-cell office:value-type="float" office:value="0.0000450000000000008" calcext:value-type="float">
            <text:p>4.50000000000008E-05</text:p>
          </table:table-cell>
          <table:table-cell office:value-type="float" office:value="-0.0000150000000000077" calcext:value-type="float">
            <text:p>-1.50000000000077E-05</text:p>
          </table:table-cell>
          <table:table-cell office:value-type="float" office:value="-0.0000835000000000008" calcext:value-type="float">
            <text:p>-8.35000000000008E-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8955" calcext:value-type="float">
            <text:p>-0.008955</text:p>
          </table:table-cell>
          <table:table-cell office:value-type="float" office:value="-0.0011775" calcext:value-type="float">
            <text:p>-0.0011775</text:p>
          </table:table-cell>
          <table:table-cell office:value-type="float" office:value="0.0016185" calcext:value-type="float">
            <text:p>0.0016185</text:p>
          </table:table-cell>
          <table:table-cell office:value-type="float" office:value="-0.00468" calcext:value-type="float">
            <text:p>-0.00468</text:p>
          </table:table-cell>
          <table:table-cell office:value-type="float" office:value="-0.0053475" calcext:value-type="float">
            <text:p>-0.0053475</text:p>
          </table:table-cell>
          <table:table-cell office:value-type="float" office:value="-0.000145000000000003" calcext:value-type="float">
            <text:p>-0.000145000000000003</text:p>
          </table:table-cell>
          <table:table-cell office:value-type="float" office:value="-0.000254999999999999" calcext:value-type="float">
            <text:p>-0.000254999999999999</text:p>
          </table:table-cell>
          <table:table-cell office:value-type="float" office:value="-0.000465000000000003" calcext:value-type="float">
            <text:p>-0.000465000000000003</text:p>
          </table:table-cell>
          <table:table-cell office:value-type="float" office:value="0.000156499999999994" calcext:value-type="float">
            <text:p>0.00015649999999999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8955" calcext:value-type="float">
            <text:p>-0.008955</text:p>
          </table:table-cell>
          <table:table-cell office:value-type="float" office:value="-0.0011775" calcext:value-type="float">
            <text:p>-0.0011775</text:p>
          </table:table-cell>
          <table:table-cell office:value-type="float" office:value="0.0021085" calcext:value-type="float">
            <text:p>0.0021085</text:p>
          </table:table-cell>
          <table:table-cell office:value-type="float" office:value="-0.00468" calcext:value-type="float">
            <text:p>-0.00468</text:p>
          </table:table-cell>
          <table:table-cell office:value-type="float" office:value="-0.0054975" calcext:value-type="float">
            <text:p>-0.0054975</text:p>
          </table:table-cell>
          <table:table-cell office:value-type="float" office:value="0.000584999999999997" calcext:value-type="float">
            <text:p>0.000584999999999997</text:p>
          </table:table-cell>
          <table:table-cell office:value-type="float" office:value="0.000195000000000001" calcext:value-type="float">
            <text:p>0.000195000000000001</text:p>
          </table:table-cell>
          <table:table-cell office:value-type="float" office:value="-0.000465000000000003" calcext:value-type="float">
            <text:p>-0.000465000000000003</text:p>
          </table:table-cell>
          <table:table-cell office:value-type="float" office:value="-0.000323500000000003" calcext:value-type="float">
            <text:p>-0.00032350000000000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8505" calcext:value-type="float">
            <text:p>-0.008505</text:p>
          </table:table-cell>
          <table:table-cell office:value-type="float" office:value="-0.000727500000000003" calcext:value-type="float">
            <text:p>-0.000727500000000003</text:p>
          </table:table-cell>
          <table:table-cell office:value-type="float" office:value="0.0016185" calcext:value-type="float">
            <text:p>0.0016185</text:p>
          </table:table-cell>
          <table:table-cell office:value-type="float" office:value="-0.00498" calcext:value-type="float">
            <text:p>-0.00498</text:p>
          </table:table-cell>
          <table:table-cell office:value-type="float" office:value="-0.00564749999999999" calcext:value-type="float">
            <text:p>-0.00564749999999999</text:p>
          </table:table-cell>
          <table:table-cell office:value-type="float" office:value="-0.000385000000000003" calcext:value-type="float">
            <text:p>-0.000385000000000003</text:p>
          </table:table-cell>
          <table:table-cell office:value-type="float" office:value="-0.000254999999999999" calcext:value-type="float">
            <text:p>-0.000254999999999999</text:p>
          </table:table-cell>
          <table:table-cell office:value-type="float" office:value="-0.0000150000000000077" calcext:value-type="float">
            <text:p>-1.50000000000077E-05</text:p>
          </table:table-cell>
          <table:table-cell office:value-type="float" office:value="-0.000813500000000005" calcext:value-type="float">
            <text:p>-0.0008135000000000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8805" calcext:value-type="float">
            <text:p>-0.008805</text:p>
          </table:table-cell>
          <table:table-cell office:value-type="float" office:value="-0.0011775" calcext:value-type="float">
            <text:p>-0.0011775</text:p>
          </table:table-cell>
          <table:table-cell office:value-type="float" office:value="0.0018585" calcext:value-type="float">
            <text:p>0.0018585</text:p>
          </table:table-cell>
          <table:table-cell office:value-type="float" office:value="-0.00483" calcext:value-type="float">
            <text:p>-0.00483</text:p>
          </table:table-cell>
          <table:table-cell office:value-type="float" office:value="-0.0053475" calcext:value-type="float">
            <text:p>-0.0053475</text:p>
          </table:table-cell>
          <table:table-cell office:value-type="float" office:value="0.000334999999999997" calcext:value-type="float">
            <text:p>0.000334999999999997</text:p>
          </table:table-cell>
          <table:table-cell office:value-type="float" office:value="-0.000104999999999999" calcext:value-type="float">
            <text:p>-0.000104999999999999</text:p>
          </table:table-cell>
          <table:table-cell office:value-type="float" office:value="-0.000465000000000003" calcext:value-type="float">
            <text:p>-0.000465000000000003</text:p>
          </table:table-cell>
          <table:table-cell office:value-type="float" office:value="0.000636499999999998" calcext:value-type="float">
            <text:p>0.00063649999999999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8805" calcext:value-type="float">
            <text:p>-0.008805</text:p>
          </table:table-cell>
          <table:table-cell office:value-type="float" office:value="-0.0011775" calcext:value-type="float">
            <text:p>-0.0011775</text:p>
          </table:table-cell>
          <table:table-cell office:value-type="float" office:value="0.0023485" calcext:value-type="float">
            <text:p>0.0023485</text:p>
          </table:table-cell>
          <table:table-cell office:value-type="float" office:value="-0.00468" calcext:value-type="float">
            <text:p>-0.00468</text:p>
          </table:table-cell>
          <table:table-cell office:value-type="float" office:value="-0.00564749999999999" calcext:value-type="float">
            <text:p>-0.00564749999999999</text:p>
          </table:table-cell>
          <table:table-cell office:value-type="float" office:value="0.000584999999999997" calcext:value-type="float">
            <text:p>0.000584999999999997</text:p>
          </table:table-cell>
          <table:table-cell office:value-type="float" office:value="-0.000254999999999999" calcext:value-type="float">
            <text:p>-0.000254999999999999</text:p>
          </table:table-cell>
          <table:table-cell office:value-type="float" office:value="-0.000615000000000002" calcext:value-type="float">
            <text:p>-0.000615000000000002</text:p>
          </table:table-cell>
          <table:table-cell office:value-type="float" office:value="0.000156499999999994" calcext:value-type="float">
            <text:p>0.00015649999999999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8805" calcext:value-type="float">
            <text:p>-0.008805</text:p>
          </table:table-cell>
          <table:table-cell office:value-type="float" office:value="-0.0011775" calcext:value-type="float">
            <text:p>-0.0011775</text:p>
          </table:table-cell>
          <table:table-cell office:value-type="float" office:value="0.0013785" calcext:value-type="float">
            <text:p>0.0013785</text:p>
          </table:table-cell>
          <table:table-cell office:value-type="float" office:value="-0.00468" calcext:value-type="float">
            <text:p>-0.00468</text:p>
          </table:table-cell>
          <table:table-cell office:value-type="float" office:value="-0.00564749999999999" calcext:value-type="float">
            <text:p>-0.00564749999999999</text:p>
          </table:table-cell>
          <table:table-cell office:value-type="float" office:value="-0.000875000000000002" calcext:value-type="float">
            <text:p>-0.000875000000000002</text:p>
          </table:table-cell>
          <table:table-cell office:value-type="float" office:value="-0.000104999999999999" calcext:value-type="float">
            <text:p>-0.000104999999999999</text:p>
          </table:table-cell>
          <table:table-cell office:value-type="float" office:value="-0.000615000000000002" calcext:value-type="float">
            <text:p>-0.000615000000000002</text:p>
          </table:table-cell>
          <table:table-cell office:value-type="float" office:value="-0.00105350000000001" calcext:value-type="float">
            <text:p>-0.0010535000000000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370605" calcext:value-type="float">
            <text:p>-0.370605</text:p>
          </table:table-cell>
          <table:table-cell office:value-type="float" office:value="-0.8077275" calcext:value-type="float">
            <text:p>-0.8077275</text:p>
          </table:table-cell>
          <table:table-cell office:value-type="float" office:value="-0.1232515" calcext:value-type="float">
            <text:p>-0.1232515</text:p>
          </table:table-cell>
          <table:table-cell office:value-type="float" office:value="1.70427" calcext:value-type="float">
            <text:p>1.70427</text:p>
          </table:table-cell>
          <table:table-cell office:value-type="float" office:value="-2.6426475" calcext:value-type="float">
            <text:p>-2.6426475</text:p>
          </table:table-cell>
          <table:table-cell office:value-type="float" office:value="5.145255" calcext:value-type="float">
            <text:p>5.145255</text:p>
          </table:table-cell>
          <table:table-cell office:value-type="float" office:value="-0.858705" calcext:value-type="float">
            <text:p>-0.858705</text:p>
          </table:table-cell>
          <table:table-cell office:value-type="float" office:value="-0.013665" calcext:value-type="float">
            <text:p>-0.013665</text:p>
          </table:table-cell>
          <table:table-cell office:value-type="float" office:value="-0.6331535" calcext:value-type="float">
            <text:p>-0.63315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687795" calcext:value-type="float">
            <text:p>0.687795</text:p>
          </table:table-cell>
          <table:table-cell office:value-type="float" office:value="-0.0365775" calcext:value-type="float">
            <text:p>-0.0365775</text:p>
          </table:table-cell>
          <table:table-cell office:value-type="float" office:value="-0.5641715" calcext:value-type="float">
            <text:p>-0.5641715</text:p>
          </table:table-cell>
          <table:table-cell office:value-type="float" office:value="-4.69113" calcext:value-type="float">
            <text:p>-4.69113</text:p>
          </table:table-cell>
          <table:table-cell office:value-type="float" office:value="1.2770025" calcext:value-type="float">
            <text:p>1.2770025</text:p>
          </table:table-cell>
          <table:table-cell office:value-type="float" office:value="7.101105" calcext:value-type="float">
            <text:p>7.101105</text:p>
          </table:table-cell>
          <table:table-cell office:value-type="float" office:value="-0.778005" calcext:value-type="float">
            <text:p>-0.778005</text:p>
          </table:table-cell>
          <table:table-cell office:value-type="float" office:value="-0.031365" calcext:value-type="float">
            <text:p>-0.031365</text:p>
          </table:table-cell>
          <table:table-cell office:value-type="float" office:value="-0.5808835" calcext:value-type="float">
            <text:p>-0.58088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726045" calcext:value-type="float">
            <text:p>0.726045</text:p>
          </table:table-cell>
          <table:table-cell office:value-type="float" office:value="-0.0349275" calcext:value-type="float">
            <text:p>-0.0349275</text:p>
          </table:table-cell>
          <table:table-cell office:value-type="float" office:value="-0.5174715" calcext:value-type="float">
            <text:p>-0.5174715</text:p>
          </table:table-cell>
          <table:table-cell office:value-type="float" office:value="-3.74658" calcext:value-type="float">
            <text:p>-3.74658</text:p>
          </table:table-cell>
          <table:table-cell office:value-type="float" office:value="3.6797025" calcext:value-type="float">
            <text:p>3.6797025</text:p>
          </table:table-cell>
          <table:table-cell office:value-type="float" office:value="7.111025" calcext:value-type="float">
            <text:p>7.111025</text:p>
          </table:table-cell>
          <table:table-cell office:value-type="float" office:value="-0.835905" calcext:value-type="float">
            <text:p>-0.835905</text:p>
          </table:table-cell>
          <table:table-cell office:value-type="float" office:value="-0.00376500000000001" calcext:value-type="float">
            <text:p>-0.00376500000000001</text:p>
          </table:table-cell>
          <table:table-cell office:value-type="float" office:value="-0.5985535" calcext:value-type="float">
            <text:p>-0.59855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683295" calcext:value-type="float">
            <text:p>0.683295</text:p>
          </table:table-cell>
          <table:table-cell office:value-type="float" office:value="-0.0217275" calcext:value-type="float">
            <text:p>-0.0217275</text:p>
          </table:table-cell>
          <table:table-cell office:value-type="float" office:value="-0.5184415" calcext:value-type="float">
            <text:p>-0.5184415</text:p>
          </table:table-cell>
          <table:table-cell office:value-type="float" office:value="-2.03913" calcext:value-type="float">
            <text:p>-2.03913</text:p>
          </table:table-cell>
          <table:table-cell office:value-type="float" office:value="2.7476025" calcext:value-type="float">
            <text:p>2.7476025</text:p>
          </table:table-cell>
          <table:table-cell office:value-type="float" office:value="7.102315" calcext:value-type="float">
            <text:p>7.102315</text:p>
          </table:table-cell>
          <table:table-cell office:value-type="float" office:value="-0.840555" calcext:value-type="float">
            <text:p>-0.840555</text:p>
          </table:table-cell>
          <table:table-cell office:value-type="float" office:value="-0.00451500000000001" calcext:value-type="float">
            <text:p>-0.00451500000000001</text:p>
          </table:table-cell>
          <table:table-cell office:value-type="float" office:value="-0.5758035" calcext:value-type="float">
            <text:p>-0.57580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693495" calcext:value-type="float">
            <text:p>0.693495</text:p>
          </table:table-cell>
          <table:table-cell office:value-type="float" office:value="-0.0193275" calcext:value-type="float">
            <text:p>-0.0193275</text:p>
          </table:table-cell>
          <table:table-cell office:value-type="float" office:value="-0.5201315" calcext:value-type="float">
            <text:p>-0.5201315</text:p>
          </table:table-cell>
          <table:table-cell office:value-type="float" office:value="-3.67878" calcext:value-type="float">
            <text:p>-3.67878</text:p>
          </table:table-cell>
          <table:table-cell office:value-type="float" office:value="1.0556025" calcext:value-type="float">
            <text:p>1.0556025</text:p>
          </table:table-cell>
          <table:table-cell office:value-type="float" office:value="7.101825" calcext:value-type="float">
            <text:p>7.101825</text:p>
          </table:table-cell>
          <table:table-cell office:value-type="float" office:value="-0.877305" calcext:value-type="float">
            <text:p>-0.877305</text:p>
          </table:table-cell>
          <table:table-cell office:value-type="float" office:value="-0.002715" calcext:value-type="float">
            <text:p>-0.002715</text:p>
          </table:table-cell>
          <table:table-cell office:value-type="float" office:value="-0.5736235" calcext:value-type="float">
            <text:p>-0.57362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702345" calcext:value-type="float">
            <text:p>0.702345</text:p>
          </table:table-cell>
          <table:table-cell office:value-type="float" office:value="-0.0208275" calcext:value-type="float">
            <text:p>-0.0208275</text:p>
          </table:table-cell>
          <table:table-cell office:value-type="float" office:value="-0.5005315" calcext:value-type="float">
            <text:p>-0.5005315</text:p>
          </table:table-cell>
          <table:table-cell office:value-type="float" office:value="-4.26933" calcext:value-type="float">
            <text:p>-4.26933</text:p>
          </table:table-cell>
          <table:table-cell office:value-type="float" office:value="1.3953525" calcext:value-type="float">
            <text:p>1.3953525</text:p>
          </table:table-cell>
          <table:table-cell office:value-type="float" office:value="7.108845" calcext:value-type="float">
            <text:p>7.108845</text:p>
          </table:table-cell>
          <table:table-cell office:value-type="float" office:value="-0.838005" calcext:value-type="float">
            <text:p>-0.838005</text:p>
          </table:table-cell>
          <table:table-cell office:value-type="float" office:value="-0.004965" calcext:value-type="float">
            <text:p>-0.004965</text:p>
          </table:table-cell>
          <table:table-cell office:value-type="float" office:value="-0.5741135" calcext:value-type="float">
            <text:p>-0.57411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718845" calcext:value-type="float">
            <text:p>0.718845</text:p>
          </table:table-cell>
          <table:table-cell office:value-type="float" office:value="-0.0236775" calcext:value-type="float">
            <text:p>-0.0236775</text:p>
          </table:table-cell>
          <table:table-cell office:value-type="float" office:value="-0.5027115" calcext:value-type="float">
            <text:p>-0.5027115</text:p>
          </table:table-cell>
          <table:table-cell office:value-type="float" office:value="-3.54393" calcext:value-type="float">
            <text:p>-3.54393</text:p>
          </table:table-cell>
          <table:table-cell office:value-type="float" office:value="1.1190525" calcext:value-type="float">
            <text:p>1.1190525</text:p>
          </table:table-cell>
          <table:table-cell office:value-type="float" office:value="7.112475" calcext:value-type="float">
            <text:p>7.112475</text:p>
          </table:table-cell>
          <table:table-cell office:value-type="float" office:value="-0.845055" calcext:value-type="float">
            <text:p>-0.845055</text:p>
          </table:table-cell>
          <table:table-cell office:value-type="float" office:value="-0.006465" calcext:value-type="float">
            <text:p>-0.006465</text:p>
          </table:table-cell>
          <table:table-cell office:value-type="float" office:value="-0.5888735" calcext:value-type="float">
            <text:p>-0.58887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709245" calcext:value-type="float">
            <text:p>0.709245</text:p>
          </table:table-cell>
          <table:table-cell office:value-type="float" office:value="-0.0248775" calcext:value-type="float">
            <text:p>-0.0248775</text:p>
          </table:table-cell>
          <table:table-cell office:value-type="float" office:value="-0.5063415" calcext:value-type="float">
            <text:p>-0.5063415</text:p>
          </table:table-cell>
          <table:table-cell office:value-type="float" office:value="-3.45738" calcext:value-type="float">
            <text:p>-3.45738</text:p>
          </table:table-cell>
          <table:table-cell office:value-type="float" office:value="0.8283525" calcext:value-type="float">
            <text:p>0.8283525</text:p>
          </table:table-cell>
          <table:table-cell office:value-type="float" office:value="7.099655" calcext:value-type="float">
            <text:p>7.099655</text:p>
          </table:table-cell>
          <table:table-cell office:value-type="float" office:value="-0.855855" calcext:value-type="float">
            <text:p>-0.855855</text:p>
          </table:table-cell>
          <table:table-cell office:value-type="float" office:value="-0.00976500000000001" calcext:value-type="float">
            <text:p>-0.00976500000000001</text:p>
          </table:table-cell>
          <table:table-cell office:value-type="float" office:value="-0.6050835" calcext:value-type="float">
            <text:p>-0.60508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683445" calcext:value-type="float">
            <text:p>0.683445</text:p>
          </table:table-cell>
          <table:table-cell office:value-type="float" office:value="-0.0290775" calcext:value-type="float">
            <text:p>-0.0290775</text:p>
          </table:table-cell>
          <table:table-cell office:value-type="float" office:value="-0.5232815" calcext:value-type="float">
            <text:p>-0.5232815</text:p>
          </table:table-cell>
          <table:table-cell office:value-type="float" office:value="-2.06868" calcext:value-type="float">
            <text:p>-2.06868</text:p>
          </table:table-cell>
          <table:table-cell office:value-type="float" office:value="0.6926025" calcext:value-type="float">
            <text:p>0.6926025</text:p>
          </table:table-cell>
          <table:table-cell office:value-type="float" office:value="7.112475" calcext:value-type="float">
            <text:p>7.112475</text:p>
          </table:table-cell>
          <table:table-cell office:value-type="float" office:value="-0.834255" calcext:value-type="float">
            <text:p>-0.834255</text:p>
          </table:table-cell>
          <table:table-cell office:value-type="float" office:value="-0.012915" calcext:value-type="float">
            <text:p>-0.012915</text:p>
          </table:table-cell>
          <table:table-cell office:value-type="float" office:value="-0.6232335" calcext:value-type="float">
            <text:p>-0.62323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703545" calcext:value-type="float">
            <text:p>0.703545</text:p>
          </table:table-cell>
          <table:table-cell office:value-type="float" office:value="-0.0290775" calcext:value-type="float">
            <text:p>-0.0290775</text:p>
          </table:table-cell>
          <table:table-cell office:value-type="float" office:value="-0.5249715" calcext:value-type="float">
            <text:p>-0.5249715</text:p>
          </table:table-cell>
          <table:table-cell office:value-type="float" office:value="-2.23998" calcext:value-type="float">
            <text:p>-2.23998</text:p>
          </table:table-cell>
          <table:table-cell office:value-type="float" office:value="1.2095025" calcext:value-type="float">
            <text:p>1.2095025</text:p>
          </table:table-cell>
          <table:table-cell office:value-type="float" office:value="7.114415" calcext:value-type="float">
            <text:p>7.114415</text:p>
          </table:table-cell>
          <table:table-cell office:value-type="float" office:value="-0.820455" calcext:value-type="float">
            <text:p>-0.820455</text:p>
          </table:table-cell>
          <table:table-cell office:value-type="float" office:value="-0.013365" calcext:value-type="float">
            <text:p>-0.013365</text:p>
          </table:table-cell>
          <table:table-cell office:value-type="float" office:value="-0.6302535" calcext:value-type="float">
            <text:p>-0.63025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712245" calcext:value-type="float">
            <text:p>0.712245</text:p>
          </table:table-cell>
          <table:table-cell office:value-type="float" office:value="-0.0290775" calcext:value-type="float">
            <text:p>-0.0290775</text:p>
          </table:table-cell>
          <table:table-cell office:value-type="float" office:value="-0.5254515" calcext:value-type="float">
            <text:p>-0.5254515</text:p>
          </table:table-cell>
          <table:table-cell office:value-type="float" office:value="-2.45343" calcext:value-type="float">
            <text:p>-2.45343</text:p>
          </table:table-cell>
          <table:table-cell office:value-type="float" office:value="0.6800025" calcext:value-type="float">
            <text:p>0.6800025</text:p>
          </table:table-cell>
          <table:table-cell office:value-type="float" office:value="7.101345" calcext:value-type="float">
            <text:p>7.101345</text:p>
          </table:table-cell>
          <table:table-cell office:value-type="float" office:value="-0.823305" calcext:value-type="float">
            <text:p>-0.823305</text:p>
          </table:table-cell>
          <table:table-cell office:value-type="float" office:value="-0.013515" calcext:value-type="float">
            <text:p>-0.013515</text:p>
          </table:table-cell>
          <table:table-cell office:value-type="float" office:value="-0.6302535" calcext:value-type="float">
            <text:p>-0.63025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708195" calcext:value-type="float">
            <text:p>0.708195</text:p>
          </table:table-cell>
          <table:table-cell office:value-type="float" office:value="-0.0286275" calcext:value-type="float">
            <text:p>-0.0286275</text:p>
          </table:table-cell>
          <table:table-cell office:value-type="float" office:value="-0.5090015" calcext:value-type="float">
            <text:p>-0.5090015</text:p>
          </table:table-cell>
          <table:table-cell office:value-type="float" office:value="-1.93323" calcext:value-type="float">
            <text:p>-1.93323</text:p>
          </table:table-cell>
          <table:table-cell office:value-type="float" office:value="0.3332025" calcext:value-type="float">
            <text:p>0.3332025</text:p>
          </table:table-cell>
          <table:table-cell office:value-type="float" office:value="7.100615" calcext:value-type="float">
            <text:p>7.100615</text:p>
          </table:table-cell>
          <table:table-cell office:value-type="float" office:value="-0.830055" calcext:value-type="float">
            <text:p>-0.830055</text:p>
          </table:table-cell>
          <table:table-cell office:value-type="float" office:value="-0.012765" calcext:value-type="float">
            <text:p>-0.012765</text:p>
          </table:table-cell>
          <table:table-cell office:value-type="float" office:value="-0.6353335" calcext:value-type="float">
            <text:p>-0.63533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714645" calcext:value-type="float">
            <text:p>0.714645</text:p>
          </table:table-cell>
          <table:table-cell office:value-type="float" office:value="-0.0278775" calcext:value-type="float">
            <text:p>-0.0278775</text:p>
          </table:table-cell>
          <table:table-cell office:value-type="float" office:value="-0.4947215" calcext:value-type="float">
            <text:p>-0.4947215</text:p>
          </table:table-cell>
          <table:table-cell office:value-type="float" office:value="-2.05533" calcext:value-type="float">
            <text:p>-2.05533</text:p>
          </table:table-cell>
          <table:table-cell office:value-type="float" office:value="-0.0218475" calcext:value-type="float">
            <text:p>-0.0218475</text:p>
          </table:table-cell>
          <table:table-cell office:value-type="float" office:value="7.106185" calcext:value-type="float">
            <text:p>7.106185</text:p>
          </table:table-cell>
          <table:table-cell office:value-type="float" office:value="-0.836805" calcext:value-type="float">
            <text:p>-0.836805</text:p>
          </table:table-cell>
          <table:table-cell office:value-type="float" office:value="-0.011265" calcext:value-type="float">
            <text:p>-0.011265</text:p>
          </table:table-cell>
          <table:table-cell office:value-type="float" office:value="-0.6326735" calcext:value-type="float">
            <text:p>-0.63267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720645" calcext:value-type="float">
            <text:p>0.720645</text:p>
          </table:table-cell>
          <table:table-cell office:value-type="float" office:value="-0.0274275" calcext:value-type="float">
            <text:p>-0.0274275</text:p>
          </table:table-cell>
          <table:table-cell office:value-type="float" office:value="-0.4869815" calcext:value-type="float">
            <text:p>-0.4869815</text:p>
          </table:table-cell>
          <table:table-cell office:value-type="float" office:value="-1.67838" calcext:value-type="float">
            <text:p>-1.67838</text:p>
          </table:table-cell>
          <table:table-cell office:value-type="float" office:value="-0.2040975" calcext:value-type="float">
            <text:p>-0.2040975</text:p>
          </table:table-cell>
          <table:table-cell office:value-type="float" office:value="7.109335" calcext:value-type="float">
            <text:p>7.109335</text:p>
          </table:table-cell>
          <table:table-cell office:value-type="float" office:value="-0.833355" calcext:value-type="float">
            <text:p>-0.833355</text:p>
          </table:table-cell>
          <table:table-cell office:value-type="float" office:value="-0.011865" calcext:value-type="float">
            <text:p>-0.011865</text:p>
          </table:table-cell>
          <table:table-cell office:value-type="float" office:value="-0.6401735" calcext:value-type="float">
            <text:p>-0.64017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698895" calcext:value-type="float">
            <text:p>0.698895</text:p>
          </table:table-cell>
          <table:table-cell office:value-type="float" office:value="-0.0296775" calcext:value-type="float">
            <text:p>-0.0296775</text:p>
          </table:table-cell>
          <table:table-cell office:value-type="float" office:value="-0.5063415" calcext:value-type="float">
            <text:p>-0.5063415</text:p>
          </table:table-cell>
          <table:table-cell office:value-type="float" office:value="-0.46593" calcext:value-type="float">
            <text:p>-0.46593</text:p>
          </table:table-cell>
          <table:table-cell office:value-type="float" office:value="-0.6504975" calcext:value-type="float">
            <text:p>-0.6504975</text:p>
          </table:table-cell>
          <table:table-cell office:value-type="float" office:value="7.108365" calcext:value-type="float">
            <text:p>7.108365</text:p>
          </table:table-cell>
          <table:table-cell office:value-type="float" office:value="-0.851805" calcext:value-type="float">
            <text:p>-0.851805</text:p>
          </table:table-cell>
          <table:table-cell office:value-type="float" office:value="-0.017415" calcext:value-type="float">
            <text:p>-0.017415</text:p>
          </table:table-cell>
          <table:table-cell office:value-type="float" office:value="-0.6467135" calcext:value-type="float">
            <text:p>-0.64671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686895" calcext:value-type="float">
            <text:p>0.686895</text:p>
          </table:table-cell>
          <table:table-cell office:value-type="float" office:value="-0.0317775" calcext:value-type="float">
            <text:p>-0.0317775</text:p>
          </table:table-cell>
          <table:table-cell office:value-type="float" office:value="-0.5378015" calcext:value-type="float">
            <text:p>-0.5378015</text:p>
          </table:table-cell>
          <table:table-cell office:value-type="float" office:value="-0.09858" calcext:value-type="float">
            <text:p>-0.09858</text:p>
          </table:table-cell>
          <table:table-cell office:value-type="float" office:value="0.3098025" calcext:value-type="float">
            <text:p>0.3098025</text:p>
          </table:table-cell>
          <table:table-cell office:value-type="float" office:value="7.118765" calcext:value-type="float">
            <text:p>7.118765</text:p>
          </table:table-cell>
          <table:table-cell office:value-type="float" office:value="-0.841605" calcext:value-type="float">
            <text:p>-0.841605</text:p>
          </table:table-cell>
          <table:table-cell office:value-type="float" office:value="-0.016665" calcext:value-type="float">
            <text:p>-0.016665</text:p>
          </table:table-cell>
          <table:table-cell office:value-type="float" office:value="-0.6510635" calcext:value-type="float">
            <text:p>-0.65106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681645" calcext:value-type="float">
            <text:p>0.681645</text:p>
          </table:table-cell>
          <table:table-cell office:value-type="float" office:value="-0.0311775" calcext:value-type="float">
            <text:p>-0.0311775</text:p>
          </table:table-cell>
          <table:table-cell office:value-type="float" office:value="-0.5324715" calcext:value-type="float">
            <text:p>-0.5324715</text:p>
          </table:table-cell>
          <table:table-cell office:value-type="float" office:value="-0.58098" calcext:value-type="float">
            <text:p>-0.58098</text:p>
          </table:table-cell>
          <table:table-cell office:value-type="float" office:value="0.2969025" calcext:value-type="float">
            <text:p>0.2969025</text:p>
          </table:table-cell>
          <table:table-cell office:value-type="float" office:value="7.104495" calcext:value-type="float">
            <text:p>7.104495</text:p>
          </table:table-cell>
          <table:table-cell office:value-type="float" office:value="-0.815055" calcext:value-type="float">
            <text:p>-0.815055</text:p>
          </table:table-cell>
          <table:table-cell office:value-type="float" office:value="-0.014415" calcext:value-type="float">
            <text:p>-0.014415</text:p>
          </table:table-cell>
          <table:table-cell office:value-type="float" office:value="-0.6370335" calcext:value-type="float">
            <text:p>-0.63703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718695" calcext:value-type="float">
            <text:p>0.718695</text:p>
          </table:table-cell>
          <table:table-cell office:value-type="float" office:value="-0.0299775" calcext:value-type="float">
            <text:p>-0.0299775</text:p>
          </table:table-cell>
          <table:table-cell office:value-type="float" office:value="-0.5327115" calcext:value-type="float">
            <text:p>-0.5327115</text:p>
          </table:table-cell>
          <table:table-cell office:value-type="float" office:value="-2.02668" calcext:value-type="float">
            <text:p>-2.02668</text:p>
          </table:table-cell>
          <table:table-cell office:value-type="float" office:value="1.0352025" calcext:value-type="float">
            <text:p>1.0352025</text:p>
          </table:table-cell>
          <table:table-cell office:value-type="float" office:value="7.113685" calcext:value-type="float">
            <text:p>7.113685</text:p>
          </table:table-cell>
          <table:table-cell office:value-type="float" office:value="-0.808905" calcext:value-type="float">
            <text:p>-0.808905</text:p>
          </table:table-cell>
          <table:table-cell office:value-type="float" office:value="-0.013965" calcext:value-type="float">
            <text:p>-0.013965</text:p>
          </table:table-cell>
          <table:table-cell office:value-type="float" office:value="-0.6263835" calcext:value-type="float">
            <text:p>-0.62638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10605" calcext:value-type="float">
            <text:p>-0.010605</text:p>
          </table:table-cell>
          <table:table-cell office:value-type="float" office:value="0.0039225" calcext:value-type="float">
            <text:p>0.0039225</text:p>
          </table:table-cell>
          <table:table-cell office:value-type="float" office:value="-0.0039415" calcext:value-type="float">
            <text:p>-0.0039415</text:p>
          </table:table-cell>
          <table:table-cell office:value-type="float" office:value="-0.00828" calcext:value-type="float">
            <text:p>-0.00828</text:p>
          </table:table-cell>
          <table:table-cell office:value-type="float" office:value="-0.0152475" calcext:value-type="float">
            <text:p>-0.0152475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1695" calcext:value-type="float">
            <text:p>0.001695</text:p>
          </table:table-cell>
          <table:table-cell office:value-type="float" office:value="-0.00406500000000001" calcext:value-type="float">
            <text:p>-0.00406500000000001</text:p>
          </table:table-cell>
          <table:table-cell office:value-type="float" office:value="-0.0000835000000000008" calcext:value-type="float">
            <text:p>-8.35000000000008E-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655" calcext:value-type="float">
            <text:p>-0.005655</text:p>
          </table:table-cell>
          <table:table-cell office:value-type="float" office:value="-0.0043275" calcext:value-type="float">
            <text:p>-0.0043275</text:p>
          </table:table-cell>
          <table:table-cell office:value-type="float" office:value="0.000898500000000006" calcext:value-type="float">
            <text:p>0.000898500000000006</text:p>
          </table:table-cell>
          <table:table-cell office:value-type="float" office:value="-0.00813" calcext:value-type="float">
            <text:p>-0.00813</text:p>
          </table:table-cell>
          <table:table-cell office:value-type="float" office:value="-0.0146475" calcext:value-type="float">
            <text:p>-0.0146475</text:p>
          </table:table-cell>
          <table:table-cell office:value-type="float" office:value="0.001545" calcext:value-type="float">
            <text:p>0.001545</text:p>
          </table:table-cell>
          <table:table-cell office:value-type="float" office:value="0.001695" calcext:value-type="float">
            <text:p>0.001695</text:p>
          </table:table-cell>
          <table:table-cell office:value-type="float" office:value="-0.003465" calcext:value-type="float">
            <text:p>-0.003465</text:p>
          </table:table-cell>
          <table:table-cell office:value-type="float" office:value="0.0011265" calcext:value-type="float">
            <text:p>0.00112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655" calcext:value-type="float">
            <text:p>-0.005655</text:p>
          </table:table-cell>
          <table:table-cell office:value-type="float" office:value="-0.0037275" calcext:value-type="float">
            <text:p>-0.0037275</text:p>
          </table:table-cell>
          <table:table-cell office:value-type="float" office:value="0.0030685" calcext:value-type="float">
            <text:p>0.0030685</text:p>
          </table:table-cell>
          <table:table-cell office:value-type="float" office:value="-0.00858" calcext:value-type="float">
            <text:p>-0.00858</text:p>
          </table:table-cell>
          <table:table-cell office:value-type="float" office:value="-0.0149475" calcext:value-type="float">
            <text:p>-0.0149475</text:p>
          </table:table-cell>
          <table:table-cell office:value-type="float" office:value="0.002035" calcext:value-type="float">
            <text:p>0.002035</text:p>
          </table:table-cell>
          <table:table-cell office:value-type="float" office:value="0.001395" calcext:value-type="float">
            <text:p>0.001395</text:p>
          </table:table-cell>
          <table:table-cell office:value-type="float" office:value="-0.003465" calcext:value-type="float">
            <text:p>-0.003465</text:p>
          </table:table-cell>
          <table:table-cell office:value-type="float" office:value="0.0011265" calcext:value-type="float">
            <text:p>0.00112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355" calcext:value-type="float">
            <text:p>-0.005355</text:p>
          </table:table-cell>
          <table:table-cell office:value-type="float" office:value="-0.0040275" calcext:value-type="float">
            <text:p>-0.0040275</text:p>
          </table:table-cell>
          <table:table-cell office:value-type="float" office:value="0.0025885" calcext:value-type="float">
            <text:p>0.0025885</text:p>
          </table:table-cell>
          <table:table-cell office:value-type="float" office:value="-0.00888" calcext:value-type="float">
            <text:p>-0.00888</text:p>
          </table:table-cell>
          <table:table-cell office:value-type="float" office:value="-0.0147975" calcext:value-type="float">
            <text:p>-0.0147975</text:p>
          </table:table-cell>
          <table:table-cell office:value-type="float" office:value="0.002275" calcext:value-type="float">
            <text:p>0.002275</text:p>
          </table:table-cell>
          <table:table-cell office:value-type="float" office:value="0.001845" calcext:value-type="float">
            <text:p>0.001845</text:p>
          </table:table-cell>
          <table:table-cell office:value-type="float" office:value="-0.003615" calcext:value-type="float">
            <text:p>-0.003615</text:p>
          </table:table-cell>
          <table:table-cell office:value-type="float" office:value="0.0016065" calcext:value-type="float">
            <text:p>0.00160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955" calcext:value-type="float">
            <text:p>-0.005955</text:p>
          </table:table-cell>
          <table:table-cell office:value-type="float" office:value="-0.0037275" calcext:value-type="float">
            <text:p>-0.0037275</text:p>
          </table:table-cell>
          <table:table-cell office:value-type="float" office:value="0.0011385" calcext:value-type="float">
            <text:p>0.0011385</text:p>
          </table:table-cell>
          <table:table-cell office:value-type="float" office:value="-0.00858" calcext:value-type="float">
            <text:p>-0.00858</text:p>
          </table:table-cell>
          <table:table-cell office:value-type="float" office:value="-0.0149475" calcext:value-type="float">
            <text:p>-0.0149475</text:p>
          </table:table-cell>
          <table:table-cell office:value-type="float" office:value="0.001545" calcext:value-type="float">
            <text:p>0.001545</text:p>
          </table:table-cell>
          <table:table-cell office:value-type="float" office:value="0.002145" calcext:value-type="float">
            <text:p>0.002145</text:p>
          </table:table-cell>
          <table:table-cell office:value-type="float" office:value="-0.003465" calcext:value-type="float">
            <text:p>-0.003465</text:p>
          </table:table-cell>
          <table:table-cell office:value-type="float" office:value="-0.000573500000000003" calcext:value-type="float">
            <text:p>-0.00057350000000000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955" calcext:value-type="float">
            <text:p>-0.005955</text:p>
          </table:table-cell>
          <table:table-cell office:value-type="float" office:value="-0.0035775" calcext:value-type="float">
            <text:p>-0.0035775</text:p>
          </table:table-cell>
          <table:table-cell office:value-type="float" office:value="0.000898500000000006" calcext:value-type="float">
            <text:p>0.000898500000000006</text:p>
          </table:table-cell>
          <table:table-cell office:value-type="float" office:value="-0.00888" calcext:value-type="float">
            <text:p>-0.00888</text:p>
          </table:table-cell>
          <table:table-cell office:value-type="float" office:value="-0.0143475" calcext:value-type="float">
            <text:p>-0.0143475</text:p>
          </table:table-cell>
          <table:table-cell office:value-type="float" office:value="0.000334999999999997" calcext:value-type="float">
            <text:p>0.000334999999999997</text:p>
          </table:table-cell>
          <table:table-cell office:value-type="float" office:value="0.001695" calcext:value-type="float">
            <text:p>0.001695</text:p>
          </table:table-cell>
          <table:table-cell office:value-type="float" office:value="-0.003465" calcext:value-type="float">
            <text:p>-0.003465</text:p>
          </table:table-cell>
          <table:table-cell office:value-type="float" office:value="-0.0000835000000000008" calcext:value-type="float">
            <text:p>-8.35000000000008E-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355" calcext:value-type="float">
            <text:p>-0.005355</text:p>
          </table:table-cell>
          <table:table-cell office:value-type="float" office:value="-0.0034275" calcext:value-type="float">
            <text:p>-0.0034275</text:p>
          </table:table-cell>
          <table:table-cell office:value-type="float" office:value="0.000648500000000006" calcext:value-type="float">
            <text:p>0.000648500000000006</text:p>
          </table:table-cell>
          <table:table-cell office:value-type="float" office:value="-0.00858" calcext:value-type="float">
            <text:p>-0.00858</text:p>
          </table:table-cell>
          <table:table-cell office:value-type="float" office:value="-0.0147975" calcext:value-type="float">
            <text:p>-0.0147975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1695" calcext:value-type="float">
            <text:p>0.001695</text:p>
          </table:table-cell>
          <table:table-cell office:value-type="float" office:value="-0.003465" calcext:value-type="float">
            <text:p>-0.003465</text:p>
          </table:table-cell>
          <table:table-cell office:value-type="float" office:value="-0.0000835000000000008" calcext:value-type="float">
            <text:p>-8.35000000000008E-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955" calcext:value-type="float">
            <text:p>-0.005955</text:p>
          </table:table-cell>
          <table:table-cell office:value-type="float" office:value="-0.0035775" calcext:value-type="float">
            <text:p>-0.0035775</text:p>
          </table:table-cell>
          <table:table-cell office:value-type="float" office:value="0.000898500000000006" calcext:value-type="float">
            <text:p>0.000898500000000006</text:p>
          </table:table-cell>
          <table:table-cell office:value-type="float" office:value="-0.00873" calcext:value-type="float">
            <text:p>-0.00873</text:p>
          </table:table-cell>
          <table:table-cell office:value-type="float" office:value="-0.0143475" calcext:value-type="float">
            <text:p>-0.0143475</text:p>
          </table:table-cell>
          <table:table-cell office:value-type="float" office:value="0.000334999999999997" calcext:value-type="float">
            <text:p>0.000334999999999997</text:p>
          </table:table-cell>
          <table:table-cell office:value-type="float" office:value="0.001845" calcext:value-type="float">
            <text:p>0.001845</text:p>
          </table:table-cell>
          <table:table-cell office:value-type="float" office:value="-0.003465" calcext:value-type="float">
            <text:p>-0.003465</text:p>
          </table:table-cell>
          <table:table-cell office:value-type="float" office:value="-0.000323500000000003" calcext:value-type="float">
            <text:p>-0.00032350000000000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6105" calcext:value-type="float">
            <text:p>-0.006105</text:p>
          </table:table-cell>
          <table:table-cell office:value-type="float" office:value="-0.0035775" calcext:value-type="float">
            <text:p>-0.0035775</text:p>
          </table:table-cell>
          <table:table-cell office:value-type="float" office:value="0.000898500000000006" calcext:value-type="float">
            <text:p>0.000898500000000006</text:p>
          </table:table-cell>
          <table:table-cell office:value-type="float" office:value="-0.00888" calcext:value-type="float">
            <text:p>-0.00888</text:p>
          </table:table-cell>
          <table:table-cell office:value-type="float" office:value="-0.0146475" calcext:value-type="float">
            <text:p>-0.0146475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.001695" calcext:value-type="float">
            <text:p>0.001695</text:p>
          </table:table-cell>
          <table:table-cell office:value-type="float" office:value="-0.003615" calcext:value-type="float">
            <text:p>-0.003615</text:p>
          </table:table-cell>
          <table:table-cell office:value-type="float" office:value="-0.0000835000000000008" calcext:value-type="float">
            <text:p>-8.35000000000008E-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805" calcext:value-type="float">
            <text:p>-0.005805</text:p>
          </table:table-cell>
          <table:table-cell office:value-type="float" office:value="-0.0032775" calcext:value-type="float">
            <text:p>-0.0032775</text:p>
          </table:table-cell>
          <table:table-cell office:value-type="float" office:value="0.000898500000000006" calcext:value-type="float">
            <text:p>0.000898500000000006</text:p>
          </table:table-cell>
          <table:table-cell office:value-type="float" office:value="-0.00873" calcext:value-type="float">
            <text:p>-0.00873</text:p>
          </table:table-cell>
          <table:table-cell office:value-type="float" office:value="-0.0147975" calcext:value-type="float">
            <text:p>-0.0147975</text:p>
          </table:table-cell>
          <table:table-cell office:value-type="float" office:value="0.001545" calcext:value-type="float">
            <text:p>0.001545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-0.00391500000000001" calcext:value-type="float">
            <text:p>-0.00391500000000001</text:p>
          </table:table-cell>
          <table:table-cell office:value-type="float" office:value="-0.000323500000000003" calcext:value-type="float">
            <text:p>-0.00032350000000000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955" calcext:value-type="float">
            <text:p>-0.005955</text:p>
          </table:table-cell>
          <table:table-cell office:value-type="float" office:value="-0.0034275" calcext:value-type="float">
            <text:p>-0.0034275</text:p>
          </table:table-cell>
          <table:table-cell office:value-type="float" office:value="0.0016185" calcext:value-type="float">
            <text:p>0.0016185</text:p>
          </table:table-cell>
          <table:table-cell office:value-type="float" office:value="-0.00858" calcext:value-type="float">
            <text:p>-0.00858</text:p>
          </table:table-cell>
          <table:table-cell office:value-type="float" office:value="-0.0147975" calcext:value-type="float">
            <text:p>-0.0147975</text:p>
          </table:table-cell>
          <table:table-cell office:value-type="float" office:value="0.001545" calcext:value-type="float">
            <text:p>0.001545</text:p>
          </table:table-cell>
          <table:table-cell office:value-type="float" office:value="0.001845" calcext:value-type="float">
            <text:p>0.001845</text:p>
          </table:table-cell>
          <table:table-cell office:value-type="float" office:value="-0.00376500000000001" calcext:value-type="float">
            <text:p>-0.00376500000000001</text:p>
          </table:table-cell>
          <table:table-cell office:value-type="float" office:value="0.000156499999999994" calcext:value-type="float">
            <text:p>0.00015649999999999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805" calcext:value-type="float">
            <text:p>-0.005805</text:p>
          </table:table-cell>
          <table:table-cell office:value-type="float" office:value="-0.0032775" calcext:value-type="float">
            <text:p>-0.0032775</text:p>
          </table:table-cell>
          <table:table-cell office:value-type="float" office:value="0.0016185" calcext:value-type="float">
            <text:p>0.0016185</text:p>
          </table:table-cell>
          <table:table-cell office:value-type="float" office:value="-0.00873" calcext:value-type="float">
            <text:p>-0.00873</text:p>
          </table:table-cell>
          <table:table-cell office:value-type="float" office:value="-0.0143475" calcext:value-type="float">
            <text:p>-0.0143475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-0.00376500000000001" calcext:value-type="float">
            <text:p>-0.00376500000000001</text:p>
          </table:table-cell>
          <table:table-cell office:value-type="float" office:value="0.000396499999999996" calcext:value-type="float">
            <text:p>0.00039649999999999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505" calcext:value-type="float">
            <text:p>-0.005505</text:p>
          </table:table-cell>
          <table:table-cell office:value-type="float" office:value="-0.0035775" calcext:value-type="float">
            <text:p>-0.0035775</text:p>
          </table:table-cell>
          <table:table-cell office:value-type="float" office:value="0.000648500000000006" calcext:value-type="float">
            <text:p>0.000648500000000006</text:p>
          </table:table-cell>
          <table:table-cell office:value-type="float" office:value="-0.00888" calcext:value-type="float">
            <text:p>-0.00888</text:p>
          </table:table-cell>
          <table:table-cell office:value-type="float" office:value="-0.0149475" calcext:value-type="float">
            <text:p>-0.0149475</text:p>
          </table:table-cell>
          <table:table-cell office:value-type="float" office:value="0.000584999999999997" calcext:value-type="float">
            <text:p>0.000584999999999997</text:p>
          </table:table-cell>
          <table:table-cell office:value-type="float" office:value="0.001845" calcext:value-type="float">
            <text:p>0.001845</text:p>
          </table:table-cell>
          <table:table-cell office:value-type="float" office:value="-0.00406500000000001" calcext:value-type="float">
            <text:p>-0.00406500000000001</text:p>
          </table:table-cell>
          <table:table-cell office:value-type="float" office:value="-0.0000835000000000008" calcext:value-type="float">
            <text:p>-8.35000000000008E-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355" calcext:value-type="float">
            <text:p>-0.005355</text:p>
          </table:table-cell>
          <table:table-cell office:value-type="float" office:value="-0.0035775" calcext:value-type="float">
            <text:p>-0.0035775</text:p>
          </table:table-cell>
          <table:table-cell office:value-type="float" office:value="0.000408500000000004" calcext:value-type="float">
            <text:p>0.000408500000000004</text:p>
          </table:table-cell>
          <table:table-cell office:value-type="float" office:value="-0.00888" calcext:value-type="float">
            <text:p>-0.00888</text:p>
          </table:table-cell>
          <table:table-cell office:value-type="float" office:value="-0.0149475" calcext:value-type="float">
            <text:p>-0.0149475</text:p>
          </table:table-cell>
          <table:table-cell office:value-type="float" office:value="0.000584999999999997" calcext:value-type="float">
            <text:p>0.000584999999999997</text:p>
          </table:table-cell>
          <table:table-cell office:value-type="float" office:value="0.001845" calcext:value-type="float">
            <text:p>0.001845</text:p>
          </table:table-cell>
          <table:table-cell office:value-type="float" office:value="-0.003615" calcext:value-type="float">
            <text:p>-0.003615</text:p>
          </table:table-cell>
          <table:table-cell office:value-type="float" office:value="-0.0000835000000000008" calcext:value-type="float">
            <text:p>-8.35000000000008E-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955" calcext:value-type="float">
            <text:p>-0.005955</text:p>
          </table:table-cell>
          <table:table-cell office:value-type="float" office:value="-0.0037275" calcext:value-type="float">
            <text:p>-0.0037275</text:p>
          </table:table-cell>
          <table:table-cell office:value-type="float" office:value="0.0011385" calcext:value-type="float">
            <text:p>0.0011385</text:p>
          </table:table-cell>
          <table:table-cell office:value-type="float" office:value="-0.00873" calcext:value-type="float">
            <text:p>-0.00873</text:p>
          </table:table-cell>
          <table:table-cell office:value-type="float" office:value="-0.0149475" calcext:value-type="float">
            <text:p>-0.0149475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.001695" calcext:value-type="float">
            <text:p>0.001695</text:p>
          </table:table-cell>
          <table:table-cell office:value-type="float" office:value="-0.00391500000000001" calcext:value-type="float">
            <text:p>-0.00391500000000001</text:p>
          </table:table-cell>
          <table:table-cell office:value-type="float" office:value="-0.0000835000000000008" calcext:value-type="float">
            <text:p>-8.35000000000008E-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805" calcext:value-type="float">
            <text:p>-0.005805</text:p>
          </table:table-cell>
          <table:table-cell office:value-type="float" office:value="-0.0032775" calcext:value-type="float">
            <text:p>-0.0032775</text:p>
          </table:table-cell>
          <table:table-cell office:value-type="float" office:value="0.000898500000000006" calcext:value-type="float">
            <text:p>0.000898500000000006</text:p>
          </table:table-cell>
          <table:table-cell office:value-type="float" office:value="-0.00903" calcext:value-type="float">
            <text:p>-0.00903</text:p>
          </table:table-cell>
          <table:table-cell office:value-type="float" office:value="-0.0150975" calcext:value-type="float">
            <text:p>-0.0150975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1395" calcext:value-type="float">
            <text:p>0.001395</text:p>
          </table:table-cell>
          <table:table-cell office:value-type="float" office:value="-0.00391500000000001" calcext:value-type="float">
            <text:p>-0.00391500000000001</text:p>
          </table:table-cell>
          <table:table-cell office:value-type="float" office:value="0.000886499999999998" calcext:value-type="float">
            <text:p>0.00088649999999999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355" calcext:value-type="float">
            <text:p>-0.005355</text:p>
          </table:table-cell>
          <table:table-cell office:value-type="float" office:value="-0.0037275" calcext:value-type="float">
            <text:p>-0.0037275</text:p>
          </table:table-cell>
          <table:table-cell office:value-type="float" office:value="0.0018585" calcext:value-type="float">
            <text:p>0.0018585</text:p>
          </table:table-cell>
          <table:table-cell office:value-type="float" office:value="-0.00858" calcext:value-type="float">
            <text:p>-0.00858</text:p>
          </table:table-cell>
          <table:table-cell office:value-type="float" office:value="-0.0147975" calcext:value-type="float">
            <text:p>-0.0147975</text:p>
          </table:table-cell>
          <table:table-cell office:value-type="float" office:value="0.002035" calcext:value-type="float">
            <text:p>0.002035</text:p>
          </table:table-cell>
          <table:table-cell office:value-type="float" office:value="0.001245" calcext:value-type="float">
            <text:p>0.001245</text:p>
          </table:table-cell>
          <table:table-cell office:value-type="float" office:value="-0.003615" calcext:value-type="float">
            <text:p>-0.003615</text:p>
          </table:table-cell>
          <table:table-cell office:value-type="float" office:value="0.000396499999999996" calcext:value-type="float">
            <text:p>0.00039649999999999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955" calcext:value-type="float">
            <text:p>-0.005955</text:p>
          </table:table-cell>
          <table:table-cell office:value-type="float" office:value="-0.0037275" calcext:value-type="float">
            <text:p>-0.0037275</text:p>
          </table:table-cell>
          <table:table-cell office:value-type="float" office:value="0.0013785" calcext:value-type="float">
            <text:p>0.0013785</text:p>
          </table:table-cell>
          <table:table-cell office:value-type="float" office:value="-0.00858" calcext:value-type="float">
            <text:p>-0.00858</text:p>
          </table:table-cell>
          <table:table-cell office:value-type="float" office:value="-0.0149475" calcext:value-type="float">
            <text:p>-0.0149475</text:p>
          </table:table-cell>
          <table:table-cell office:value-type="float" office:value="0.001795" calcext:value-type="float">
            <text:p>0.001795</text:p>
          </table:table-cell>
          <table:table-cell office:value-type="float" office:value="0.001845" calcext:value-type="float">
            <text:p>0.001845</text:p>
          </table:table-cell>
          <table:table-cell office:value-type="float" office:value="-0.00391500000000001" calcext:value-type="float">
            <text:p>-0.00391500000000001</text:p>
          </table:table-cell>
          <table:table-cell office:value-type="float" office:value="0.0013665" calcext:value-type="float">
            <text:p>0.00136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655" calcext:value-type="float">
            <text:p>-0.005655</text:p>
          </table:table-cell>
          <table:table-cell office:value-type="float" office:value="-0.0038775" calcext:value-type="float">
            <text:p>-0.0038775</text:p>
          </table:table-cell>
          <table:table-cell office:value-type="float" office:value="0.00282850000000001" calcext:value-type="float">
            <text:p>0.00282850000000001</text:p>
          </table:table-cell>
          <table:table-cell office:value-type="float" office:value="-0.00798" calcext:value-type="float">
            <text:p>-0.00798</text:p>
          </table:table-cell>
          <table:table-cell office:value-type="float" office:value="-0.0156975" calcext:value-type="float">
            <text:p>-0.0156975</text:p>
          </table:table-cell>
          <table:table-cell office:value-type="float" office:value="0.000584999999999997" calcext:value-type="float">
            <text:p>0.000584999999999997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-0.077115" calcext:value-type="float">
            <text:p>-0.077115</text:p>
          </table:table-cell>
          <table:table-cell office:value-type="float" office:value="0.0560565" calcext:value-type="float">
            <text:p>0.05605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76095" calcext:value-type="float">
            <text:p>0.076095</text:p>
          </table:table-cell>
          <table:table-cell office:value-type="float" office:value="0.000322499999999998" calcext:value-type="float">
            <text:p>0.000322499999999998</text:p>
          </table:table-cell>
          <table:table-cell office:value-type="float" office:value="-0.0712215" calcext:value-type="float">
            <text:p>-0.0712215</text:p>
          </table:table-cell>
          <table:table-cell office:value-type="float" office:value="0.71502" calcext:value-type="float">
            <text:p>0.71502</text:p>
          </table:table-cell>
          <table:table-cell office:value-type="float" office:value="0.0030525" calcext:value-type="float">
            <text:p>0.0030525</text:p>
          </table:table-cell>
          <table:table-cell office:value-type="float" office:value="-0.416865" calcext:value-type="float">
            <text:p>-0.416865</text:p>
          </table:table-cell>
          <table:table-cell office:value-type="float" office:value="-2.280255" calcext:value-type="float">
            <text:p>-2.280255</text:p>
          </table:table-cell>
          <table:table-cell office:value-type="float" office:value="4.044435" calcext:value-type="float">
            <text:p>4.044435</text:p>
          </table:table-cell>
          <table:table-cell office:value-type="float" office:value="6.8937665" calcext:value-type="float">
            <text:p>6.89376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53745" calcext:value-type="float">
            <text:p>0.053745</text:p>
          </table:table-cell>
          <table:table-cell office:value-type="float" office:value="0.000472499999999997" calcext:value-type="float">
            <text:p>0.000472499999999997</text:p>
          </table:table-cell>
          <table:table-cell office:value-type="float" office:value="-0.0942115" calcext:value-type="float">
            <text:p>-0.0942115</text:p>
          </table:table-cell>
          <table:table-cell office:value-type="float" office:value="0.66117" calcext:value-type="float">
            <text:p>0.66117</text:p>
          </table:table-cell>
          <table:table-cell office:value-type="float" office:value="0.0068025" calcext:value-type="float">
            <text:p>0.0068025</text:p>
          </table:table-cell>
          <table:table-cell office:value-type="float" office:value="-0.535935" calcext:value-type="float">
            <text:p>-0.535935</text:p>
          </table:table-cell>
          <table:table-cell office:value-type="float" office:value="3.693795" calcext:value-type="float">
            <text:p>3.693795</text:p>
          </table:table-cell>
          <table:table-cell office:value-type="float" office:value="3.695985" calcext:value-type="float">
            <text:p>3.695985</text:p>
          </table:table-cell>
          <table:table-cell office:value-type="float" office:value="6.8995765" calcext:value-type="float">
            <text:p>6.89957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51945" calcext:value-type="float">
            <text:p>0.051945</text:p>
          </table:table-cell>
          <table:table-cell office:value-type="float" office:value="-0.000577500000000001" calcext:value-type="float">
            <text:p>-0.000577500000000001</text:p>
          </table:table-cell>
          <table:table-cell office:value-type="float" office:value="-0.0973615" calcext:value-type="float">
            <text:p>-0.0973615</text:p>
          </table:table-cell>
          <table:table-cell office:value-type="float" office:value="0.64062" calcext:value-type="float">
            <text:p>0.64062</text:p>
          </table:table-cell>
          <table:table-cell office:value-type="float" office:value="-0.0015975" calcext:value-type="float">
            <text:p>-0.0015975</text:p>
          </table:table-cell>
          <table:table-cell office:value-type="float" office:value="-0.554805" calcext:value-type="float">
            <text:p>-0.554805</text:p>
          </table:table-cell>
          <table:table-cell office:value-type="float" office:value="4.253895" calcext:value-type="float">
            <text:p>4.253895</text:p>
          </table:table-cell>
          <table:table-cell office:value-type="float" office:value="2.919135" calcext:value-type="float">
            <text:p>2.919135</text:p>
          </table:table-cell>
          <table:table-cell office:value-type="float" office:value="6.9053865" calcext:value-type="float">
            <text:p>6.90538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46995" calcext:value-type="float">
            <text:p>0.046995</text:p>
          </table:table-cell>
          <table:table-cell office:value-type="float" office:value="-0.0013275" calcext:value-type="float">
            <text:p>-0.0013275</text:p>
          </table:table-cell>
          <table:table-cell office:value-type="float" office:value="-0.0990515" calcext:value-type="float">
            <text:p>-0.0990515</text:p>
          </table:table-cell>
          <table:table-cell office:value-type="float" office:value="0.59997" calcext:value-type="float">
            <text:p>0.59997</text:p>
          </table:table-cell>
          <table:table-cell office:value-type="float" office:value="-0.0074475" calcext:value-type="float">
            <text:p>-0.0074475</text:p>
          </table:table-cell>
          <table:table-cell office:value-type="float" office:value="-0.576105" calcext:value-type="float">
            <text:p>-0.576105</text:p>
          </table:table-cell>
          <table:table-cell office:value-type="float" office:value="4.275345" calcext:value-type="float">
            <text:p>4.275345</text:p>
          </table:table-cell>
          <table:table-cell office:value-type="float" office:value="3.416985" calcext:value-type="float">
            <text:p>3.416985</text:p>
          </table:table-cell>
          <table:table-cell office:value-type="float" office:value="6.9131265" calcext:value-type="float">
            <text:p>6.91312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44595" calcext:value-type="float">
            <text:p>0.044595</text:p>
          </table:table-cell>
          <table:table-cell office:value-type="float" office:value="-0.0022275" calcext:value-type="float">
            <text:p>-0.0022275</text:p>
          </table:table-cell>
          <table:table-cell office:value-type="float" office:value="-0.1002615" calcext:value-type="float">
            <text:p>-0.1002615</text:p>
          </table:table-cell>
          <table:table-cell office:value-type="float" office:value="0.57552" calcext:value-type="float">
            <text:p>0.57552</text:p>
          </table:table-cell>
          <table:table-cell office:value-type="float" office:value="-0.0104475" calcext:value-type="float">
            <text:p>-0.0104475</text:p>
          </table:table-cell>
          <table:table-cell office:value-type="float" office:value="-0.588685" calcext:value-type="float">
            <text:p>-0.588685</text:p>
          </table:table-cell>
          <table:table-cell office:value-type="float" office:value="4.286445" calcext:value-type="float">
            <text:p>4.286445</text:p>
          </table:table-cell>
          <table:table-cell office:value-type="float" office:value="4.090785" calcext:value-type="float">
            <text:p>4.090785</text:p>
          </table:table-cell>
          <table:table-cell office:value-type="float" office:value="6.9213565" calcext:value-type="float">
            <text:p>6.92135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42345" calcext:value-type="float">
            <text:p>0.042345</text:p>
          </table:table-cell>
          <table:table-cell office:value-type="float" office:value="-0.0020775" calcext:value-type="float">
            <text:p>-0.0020775</text:p>
          </table:table-cell>
          <table:table-cell office:value-type="float" office:value="-0.1012315" calcext:value-type="float">
            <text:p>-0.1012315</text:p>
          </table:table-cell>
          <table:table-cell office:value-type="float" office:value="0.56112" calcext:value-type="float">
            <text:p>0.56112</text:p>
          </table:table-cell>
          <table:table-cell office:value-type="float" office:value="-0.0108975" calcext:value-type="float">
            <text:p>-0.0108975</text:p>
          </table:table-cell>
          <table:table-cell office:value-type="float" office:value="-0.605145" calcext:value-type="float">
            <text:p>-0.605145</text:p>
          </table:table-cell>
          <table:table-cell office:value-type="float" office:value="4.288095" calcext:value-type="float">
            <text:p>4.288095</text:p>
          </table:table-cell>
          <table:table-cell office:value-type="float" office:value="4.292385" calcext:value-type="float">
            <text:p>4.292385</text:p>
          </table:table-cell>
          <table:table-cell office:value-type="float" office:value="6.9274065" calcext:value-type="float">
            <text:p>6.92740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44895" calcext:value-type="float">
            <text:p>0.044895</text:p>
          </table:table-cell>
          <table:table-cell office:value-type="float" office:value="-0.0016275" calcext:value-type="float">
            <text:p>-0.0016275</text:p>
          </table:table-cell>
          <table:table-cell office:value-type="float" office:value="-0.1017115" calcext:value-type="float">
            <text:p>-0.1017115</text:p>
          </table:table-cell>
          <table:table-cell office:value-type="float" office:value="0.62097" calcext:value-type="float">
            <text:p>0.62097</text:p>
          </table:table-cell>
          <table:table-cell office:value-type="float" office:value="-0.0105975" calcext:value-type="float">
            <text:p>-0.0105975</text:p>
          </table:table-cell>
          <table:table-cell office:value-type="float" office:value="-0.602485" calcext:value-type="float">
            <text:p>-0.602485</text:p>
          </table:table-cell>
          <table:table-cell office:value-type="float" office:value="4.280145" calcext:value-type="float">
            <text:p>4.280145</text:p>
          </table:table-cell>
          <table:table-cell office:value-type="float" office:value="-1.568265" calcext:value-type="float">
            <text:p>-1.568265</text:p>
          </table:table-cell>
          <table:table-cell office:value-type="float" office:value="6.9237765" calcext:value-type="float">
            <text:p>6.92377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51945" calcext:value-type="float">
            <text:p>0.051945</text:p>
          </table:table-cell>
          <table:table-cell office:value-type="float" office:value="-0.000577500000000001" calcext:value-type="float">
            <text:p>-0.000577500000000001</text:p>
          </table:table-cell>
          <table:table-cell office:value-type="float" office:value="-0.1046215" calcext:value-type="float">
            <text:p>-0.1046215</text:p>
          </table:table-cell>
          <table:table-cell office:value-type="float" office:value="0.68727" calcext:value-type="float">
            <text:p>0.68727</text:p>
          </table:table-cell>
          <table:table-cell office:value-type="float" office:value="-0.0110475" calcext:value-type="float">
            <text:p>-0.0110475</text:p>
          </table:table-cell>
          <table:table-cell office:value-type="float" office:value="-0.598125" calcext:value-type="float">
            <text:p>-0.598125</text:p>
          </table:table-cell>
          <table:table-cell office:value-type="float" office:value="3.531795" calcext:value-type="float">
            <text:p>3.531795</text:p>
          </table:table-cell>
          <table:table-cell office:value-type="float" office:value="-1.736415" calcext:value-type="float">
            <text:p>-1.736415</text:p>
          </table:table-cell>
          <table:table-cell office:value-type="float" office:value="6.9177265" calcext:value-type="float">
            <text:p>6.91772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51495" calcext:value-type="float">
            <text:p>0.051495</text:p>
          </table:table-cell>
          <table:table-cell office:value-type="float" office:value="-0.0011775" calcext:value-type="float">
            <text:p>-0.0011775</text:p>
          </table:table-cell>
          <table:table-cell office:value-type="float" office:value="-0.1034115" calcext:value-type="float">
            <text:p>-0.1034115</text:p>
          </table:table-cell>
          <table:table-cell office:value-type="float" office:value="0.67677" calcext:value-type="float">
            <text:p>0.67677</text:p>
          </table:table-cell>
          <table:table-cell office:value-type="float" office:value="-0.0126975" calcext:value-type="float">
            <text:p>-0.0126975</text:p>
          </table:table-cell>
          <table:table-cell office:value-type="float" office:value="-0.586755" calcext:value-type="float">
            <text:p>-0.586755</text:p>
          </table:table-cell>
          <table:table-cell office:value-type="float" office:value="4.237245" calcext:value-type="float">
            <text:p>4.237245</text:p>
          </table:table-cell>
          <table:table-cell office:value-type="float" office:value="-1.501665" calcext:value-type="float">
            <text:p>-1.501665</text:p>
          </table:table-cell>
          <table:table-cell office:value-type="float" office:value="6.9201465" calcext:value-type="float">
            <text:p>6.92014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53595" calcext:value-type="float">
            <text:p>0.053595</text:p>
          </table:table-cell>
          <table:table-cell office:value-type="float" office:value="-0.0013275" calcext:value-type="float">
            <text:p>-0.0013275</text:p>
          </table:table-cell>
          <table:table-cell office:value-type="float" office:value="-0.1009915" calcext:value-type="float">
            <text:p>-0.1009915</text:p>
          </table:table-cell>
          <table:table-cell office:value-type="float" office:value="0.68247" calcext:value-type="float">
            <text:p>0.68247</text:p>
          </table:table-cell>
          <table:table-cell office:value-type="float" office:value="-0.0119475" calcext:value-type="float">
            <text:p>-0.0119475</text:p>
          </table:table-cell>
          <table:table-cell office:value-type="float" office:value="-0.567875" calcext:value-type="float">
            <text:p>-0.567875</text:p>
          </table:table-cell>
          <table:table-cell office:value-type="float" office:value="4.232745" calcext:value-type="float">
            <text:p>4.232745</text:p>
          </table:table-cell>
          <table:table-cell office:value-type="float" office:value="-2.693115" calcext:value-type="float">
            <text:p>-2.693115</text:p>
          </table:table-cell>
          <table:table-cell office:value-type="float" office:value="6.9111965" calcext:value-type="float">
            <text:p>6.91119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55545" calcext:value-type="float">
            <text:p>0.055545</text:p>
          </table:table-cell>
          <table:table-cell office:value-type="float" office:value="-0.0010275" calcext:value-type="float">
            <text:p>-0.0010275</text:p>
          </table:table-cell>
          <table:table-cell office:value-type="float" office:value="-0.1005015" calcext:value-type="float">
            <text:p>-0.1005015</text:p>
          </table:table-cell>
          <table:table-cell office:value-type="float" office:value="0.69207" calcext:value-type="float">
            <text:p>0.69207</text:p>
          </table:table-cell>
          <table:table-cell office:value-type="float" office:value="-0.0119475" calcext:value-type="float">
            <text:p>-0.0119475</text:p>
          </table:table-cell>
          <table:table-cell office:value-type="float" office:value="-0.557715" calcext:value-type="float">
            <text:p>-0.557715</text:p>
          </table:table-cell>
          <table:table-cell office:value-type="float" office:value="4.188345" calcext:value-type="float">
            <text:p>4.188345</text:p>
          </table:table-cell>
          <table:table-cell office:value-type="float" office:value="-3.229815" calcext:value-type="float">
            <text:p>-3.229815</text:p>
          </table:table-cell>
          <table:table-cell office:value-type="float" office:value="6.9119165" calcext:value-type="float">
            <text:p>6.91191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56295" calcext:value-type="float">
            <text:p>0.056295</text:p>
          </table:table-cell>
          <table:table-cell office:value-type="float" office:value="-0.000877500000000001" calcext:value-type="float">
            <text:p>-0.000877500000000001</text:p>
          </table:table-cell>
          <table:table-cell office:value-type="float" office:value="-0.0988115" calcext:value-type="float">
            <text:p>-0.0988115</text:p>
          </table:table-cell>
          <table:table-cell office:value-type="float" office:value="0.69687" calcext:value-type="float">
            <text:p>0.69687</text:p>
          </table:table-cell>
          <table:table-cell office:value-type="float" office:value="-0.0114975" calcext:value-type="float">
            <text:p>-0.0114975</text:p>
          </table:table-cell>
          <table:table-cell office:value-type="float" office:value="-0.548275" calcext:value-type="float">
            <text:p>-0.548275</text:p>
          </table:table-cell>
          <table:table-cell office:value-type="float" office:value="4.188495" calcext:value-type="float">
            <text:p>4.188495</text:p>
          </table:table-cell>
          <table:table-cell office:value-type="float" office:value="-3.784065" calcext:value-type="float">
            <text:p>-3.784065</text:p>
          </table:table-cell>
          <table:table-cell office:value-type="float" office:value="6.9136165" calcext:value-type="float">
            <text:p>6.91361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57045" calcext:value-type="float">
            <text:p>0.057045</text:p>
          </table:table-cell>
          <table:table-cell office:value-type="float" office:value="-0.000577500000000001" calcext:value-type="float">
            <text:p>-0.000577500000000001</text:p>
          </table:table-cell>
          <table:table-cell office:value-type="float" office:value="-0.0980815" calcext:value-type="float">
            <text:p>-0.0980815</text:p>
          </table:table-cell>
          <table:table-cell office:value-type="float" office:value="0.69627" calcext:value-type="float">
            <text:p>0.69627</text:p>
          </table:table-cell>
          <table:table-cell office:value-type="float" office:value="-0.0123975" calcext:value-type="float">
            <text:p>-0.0123975</text:p>
          </table:table-cell>
          <table:table-cell office:value-type="float" office:value="-0.544405" calcext:value-type="float">
            <text:p>-0.544405</text:p>
          </table:table-cell>
          <table:table-cell office:value-type="float" office:value="4.143345" calcext:value-type="float">
            <text:p>4.143345</text:p>
          </table:table-cell>
          <table:table-cell office:value-type="float" office:value="-4.641315" calcext:value-type="float">
            <text:p>-4.641315</text:p>
          </table:table-cell>
          <table:table-cell office:value-type="float" office:value="6.9165165" calcext:value-type="float">
            <text:p>6.91651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57345" calcext:value-type="float">
            <text:p>0.057345</text:p>
          </table:table-cell>
          <table:table-cell office:value-type="float" office:value="-0.0010275" calcext:value-type="float">
            <text:p>-0.0010275</text:p>
          </table:table-cell>
          <table:table-cell office:value-type="float" office:value="-0.0973615" calcext:value-type="float">
            <text:p>-0.0973615</text:p>
          </table:table-cell>
          <table:table-cell office:value-type="float" office:value="0.70287" calcext:value-type="float">
            <text:p>0.70287</text:p>
          </table:table-cell>
          <table:table-cell office:value-type="float" office:value="-0.0119475" calcext:value-type="float">
            <text:p>-0.0119475</text:p>
          </table:table-cell>
          <table:table-cell office:value-type="float" office:value="-0.539325" calcext:value-type="float">
            <text:p>-0.539325</text:p>
          </table:table-cell>
          <table:table-cell office:value-type="float" office:value="3.921795" calcext:value-type="float">
            <text:p>3.921795</text:p>
          </table:table-cell>
          <table:table-cell office:value-type="float" office:value="-4.836315" calcext:value-type="float">
            <text:p>-4.836315</text:p>
          </table:table-cell>
          <table:table-cell office:value-type="float" office:value="6.9126465" calcext:value-type="float">
            <text:p>6.91264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58845" calcext:value-type="float">
            <text:p>0.058845</text:p>
          </table:table-cell>
          <table:table-cell office:value-type="float" office:value="-0.000727500000000003" calcext:value-type="float">
            <text:p>-0.000727500000000003</text:p>
          </table:table-cell>
          <table:table-cell office:value-type="float" office:value="-0.0980815" calcext:value-type="float">
            <text:p>-0.0980815</text:p>
          </table:table-cell>
          <table:table-cell office:value-type="float" office:value="0.71727" calcext:value-type="float">
            <text:p>0.71727</text:p>
          </table:table-cell>
          <table:table-cell office:value-type="float" office:value="-0.0117975" calcext:value-type="float">
            <text:p>-0.0117975</text:p>
          </table:table-cell>
          <table:table-cell office:value-type="float" office:value="-0.531815" calcext:value-type="float">
            <text:p>-0.531815</text:p>
          </table:table-cell>
          <table:table-cell office:value-type="float" office:value="3.777795" calcext:value-type="float">
            <text:p>3.777795</text:p>
          </table:table-cell>
          <table:table-cell office:value-type="float" office:value="4.917435" calcext:value-type="float">
            <text:p>4.917435</text:p>
          </table:table-cell>
          <table:table-cell office:value-type="float" office:value="6.9138565" calcext:value-type="float">
            <text:p>6.91385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60195" calcext:value-type="float">
            <text:p>0.060195</text:p>
          </table:table-cell>
          <table:table-cell office:value-type="float" office:value="-0.000727500000000003" calcext:value-type="float">
            <text:p>-0.000727500000000003</text:p>
          </table:table-cell>
          <table:table-cell office:value-type="float" office:value="-0.0968715" calcext:value-type="float">
            <text:p>-0.0968715</text:p>
          </table:table-cell>
          <table:table-cell office:value-type="float" office:value="0.71742" calcext:value-type="float">
            <text:p>0.71742</text:p>
          </table:table-cell>
          <table:table-cell office:value-type="float" office:value="-0.0126975" calcext:value-type="float">
            <text:p>-0.0126975</text:p>
          </table:table-cell>
          <table:table-cell office:value-type="float" office:value="-0.528185" calcext:value-type="float">
            <text:p>-0.528185</text:p>
          </table:table-cell>
          <table:table-cell office:value-type="float" office:value="3.945945" calcext:value-type="float">
            <text:p>3.945945</text:p>
          </table:table-cell>
          <table:table-cell office:value-type="float" office:value="4.306335" calcext:value-type="float">
            <text:p>4.306335</text:p>
          </table:table-cell>
          <table:table-cell office:value-type="float" office:value="6.9177265" calcext:value-type="float">
            <text:p>6.91772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0.050145" calcext:value-type="float">
            <text:p>0.050145</text:p>
          </table:table-cell>
          <table:table-cell office:value-type="float" office:value="-0.0032775" calcext:value-type="float">
            <text:p>-0.0032775</text:p>
          </table:table-cell>
          <table:table-cell office:value-type="float" office:value="0.0100885" calcext:value-type="float">
            <text:p>0.0100885</text:p>
          </table:table-cell>
          <table:table-cell office:value-type="float" office:value="-0.00663" calcext:value-type="float">
            <text:p>-0.00663</text:p>
          </table:table-cell>
          <table:table-cell office:value-type="float" office:value="-0.0116475" calcext:value-type="float">
            <text:p>-0.0116475</text:p>
          </table:table-cell>
          <table:table-cell office:value-type="float" office:value="0.003005" calcext:value-type="float">
            <text:p>0.003005</text:p>
          </table:table-cell>
          <table:table-cell office:value-type="float" office:value="0.008295" calcext:value-type="float">
            <text:p>0.008295</text:p>
          </table:table-cell>
          <table:table-cell office:value-type="float" office:value="-0.00616500000000001" calcext:value-type="float">
            <text:p>-0.00616500000000001</text:p>
          </table:table-cell>
          <table:table-cell office:value-type="float" office:value="0.0023365" calcext:value-type="float">
            <text:p>0.00233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505" calcext:value-type="float">
            <text:p>-0.005505</text:p>
          </table:table-cell>
          <table:table-cell office:value-type="float" office:value="-0.0034275" calcext:value-type="float">
            <text:p>-0.0034275</text:p>
          </table:table-cell>
          <table:table-cell office:value-type="float" office:value="0.0016185" calcext:value-type="float">
            <text:p>0.0016185</text:p>
          </table:table-cell>
          <table:table-cell office:value-type="float" office:value="-0.00618" calcext:value-type="float">
            <text:p>-0.00618</text:p>
          </table:table-cell>
          <table:table-cell office:value-type="float" office:value="-0.0119475" calcext:value-type="float">
            <text:p>-0.0119475</text:p>
          </table:table-cell>
          <table:table-cell office:value-type="float" office:value="0.002755" calcext:value-type="float">
            <text:p>0.002755</text:p>
          </table:table-cell>
          <table:table-cell office:value-type="float" office:value="0.007395" calcext:value-type="float">
            <text:p>0.007395</text:p>
          </table:table-cell>
          <table:table-cell office:value-type="float" office:value="-0.00631500000000001" calcext:value-type="float">
            <text:p>-0.00631500000000001</text:p>
          </table:table-cell>
          <table:table-cell office:value-type="float" office:value="0.0028165" calcext:value-type="float">
            <text:p>0.00281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355" calcext:value-type="float">
            <text:p>-0.005355</text:p>
          </table:table-cell>
          <table:table-cell office:value-type="float" office:value="-0.0034275" calcext:value-type="float">
            <text:p>-0.0034275</text:p>
          </table:table-cell>
          <table:table-cell office:value-type="float" office:value="0.0021085" calcext:value-type="float">
            <text:p>0.0021085</text:p>
          </table:table-cell>
          <table:table-cell office:value-type="float" office:value="-0.00648" calcext:value-type="float">
            <text:p>-0.00648</text:p>
          </table:table-cell>
          <table:table-cell office:value-type="float" office:value="-0.0120975" calcext:value-type="float">
            <text:p>-0.0120975</text:p>
          </table:table-cell>
          <table:table-cell office:value-type="float" office:value="0.003005" calcext:value-type="float">
            <text:p>0.003005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-0.00601500000000001" calcext:value-type="float">
            <text:p>-0.00601500000000001</text:p>
          </table:table-cell>
          <table:table-cell office:value-type="float" office:value="0.0033065" calcext:value-type="float">
            <text:p>0.00330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355" calcext:value-type="float">
            <text:p>-0.005355</text:p>
          </table:table-cell>
          <table:table-cell office:value-type="float" office:value="-0.0037275" calcext:value-type="float">
            <text:p>-0.0037275</text:p>
          </table:table-cell>
          <table:table-cell office:value-type="float" office:value="0.0033185" calcext:value-type="float">
            <text:p>0.0033185</text:p>
          </table:table-cell>
          <table:table-cell office:value-type="float" office:value="-0.00618" calcext:value-type="float">
            <text:p>-0.00618</text:p>
          </table:table-cell>
          <table:table-cell office:value-type="float" office:value="-0.0117975" calcext:value-type="float">
            <text:p>-0.0117975</text:p>
          </table:table-cell>
          <table:table-cell office:value-type="float" office:value="0.004455" calcext:value-type="float">
            <text:p>0.004455</text:p>
          </table:table-cell>
          <table:table-cell office:value-type="float" office:value="0.008295" calcext:value-type="float">
            <text:p>0.008295</text:p>
          </table:table-cell>
          <table:table-cell office:value-type="float" office:value="-0.00616500000000001" calcext:value-type="float">
            <text:p>-0.00616500000000001</text:p>
          </table:table-cell>
          <table:table-cell office:value-type="float" office:value="0.0040265" calcext:value-type="float">
            <text:p>0.00402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505" calcext:value-type="float">
            <text:p>-0.005505</text:p>
          </table:table-cell>
          <table:table-cell office:value-type="float" office:value="-0.0034275" calcext:value-type="float">
            <text:p>-0.0034275</text:p>
          </table:table-cell>
          <table:table-cell office:value-type="float" office:value="0.0030685" calcext:value-type="float">
            <text:p>0.0030685</text:p>
          </table:table-cell>
          <table:table-cell office:value-type="float" office:value="-0.00678" calcext:value-type="float">
            <text:p>-0.00678</text:p>
          </table:table-cell>
          <table:table-cell office:value-type="float" office:value="-0.0114975" calcext:value-type="float">
            <text:p>-0.0114975</text:p>
          </table:table-cell>
          <table:table-cell office:value-type="float" office:value="0.003245" calcext:value-type="float">
            <text:p>0.003245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-0.00631500000000001" calcext:value-type="float">
            <text:p>-0.00631500000000001</text:p>
          </table:table-cell>
          <table:table-cell office:value-type="float" office:value="0.0035465" calcext:value-type="float">
            <text:p>0.00354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505" calcext:value-type="float">
            <text:p>-0.005505</text:p>
          </table:table-cell>
          <table:table-cell office:value-type="float" office:value="-0.0032775" calcext:value-type="float">
            <text:p>-0.0032775</text:p>
          </table:table-cell>
          <table:table-cell office:value-type="float" office:value="0.0021085" calcext:value-type="float">
            <text:p>0.0021085</text:p>
          </table:table-cell>
          <table:table-cell office:value-type="float" office:value="-0.00648" calcext:value-type="float">
            <text:p>-0.00648</text:p>
          </table:table-cell>
          <table:table-cell office:value-type="float" office:value="-0.0114975" calcext:value-type="float">
            <text:p>-0.011497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8295" calcext:value-type="float">
            <text:p>0.008295</text:p>
          </table:table-cell>
          <table:table-cell office:value-type="float" office:value="-0.00631500000000001" calcext:value-type="float">
            <text:p>-0.00631500000000001</text:p>
          </table:table-cell>
          <table:table-cell office:value-type="float" office:value="0.0025765" calcext:value-type="float">
            <text:p>0.00257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655" calcext:value-type="float">
            <text:p>-0.005655</text:p>
          </table:table-cell>
          <table:table-cell office:value-type="float" office:value="-0.0034275" calcext:value-type="float">
            <text:p>-0.0034275</text:p>
          </table:table-cell>
          <table:table-cell office:value-type="float" office:value="0.0018585" calcext:value-type="float">
            <text:p>0.0018585</text:p>
          </table:table-cell>
          <table:table-cell office:value-type="float" office:value="-0.00633" calcext:value-type="float">
            <text:p>-0.00633</text:p>
          </table:table-cell>
          <table:table-cell office:value-type="float" office:value="-0.0119475" calcext:value-type="float">
            <text:p>-0.011947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-0.00601500000000001" calcext:value-type="float">
            <text:p>-0.00601500000000001</text:p>
          </table:table-cell>
          <table:table-cell office:value-type="float" office:value="0.0020965" calcext:value-type="float">
            <text:p>0.00209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355" calcext:value-type="float">
            <text:p>-0.005355</text:p>
          </table:table-cell>
          <table:table-cell office:value-type="float" office:value="-0.0037275" calcext:value-type="float">
            <text:p>-0.0037275</text:p>
          </table:table-cell>
          <table:table-cell office:value-type="float" office:value="0.0016185" calcext:value-type="float">
            <text:p>0.0016185</text:p>
          </table:table-cell>
          <table:table-cell office:value-type="float" office:value="-0.00648" calcext:value-type="float">
            <text:p>-0.00648</text:p>
          </table:table-cell>
          <table:table-cell office:value-type="float" office:value="-0.0114975" calcext:value-type="float">
            <text:p>-0.0114975</text:p>
          </table:table-cell>
          <table:table-cell office:value-type="float" office:value="0.002035" calcext:value-type="float">
            <text:p>0.002035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-0.00631500000000001" calcext:value-type="float">
            <text:p>-0.00631500000000001</text:p>
          </table:table-cell>
          <table:table-cell office:value-type="float" office:value="0.0016065" calcext:value-type="float">
            <text:p>0.00160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655" calcext:value-type="float">
            <text:p>-0.005655</text:p>
          </table:table-cell>
          <table:table-cell office:value-type="float" office:value="-0.0035775" calcext:value-type="float">
            <text:p>-0.0035775</text:p>
          </table:table-cell>
          <table:table-cell office:value-type="float" office:value="0.0013785" calcext:value-type="float">
            <text:p>0.0013785</text:p>
          </table:table-cell>
          <table:table-cell office:value-type="float" office:value="-0.00618" calcext:value-type="float">
            <text:p>-0.00618</text:p>
          </table:table-cell>
          <table:table-cell office:value-type="float" office:value="-0.0120975" calcext:value-type="float">
            <text:p>-0.0120975</text:p>
          </table:table-cell>
          <table:table-cell office:value-type="float" office:value="0.001795" calcext:value-type="float">
            <text:p>0.001795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-0.00616500000000001" calcext:value-type="float">
            <text:p>-0.00616500000000001</text:p>
          </table:table-cell>
          <table:table-cell office:value-type="float" office:value="0.0016065" calcext:value-type="float">
            <text:p>0.00160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805" calcext:value-type="float">
            <text:p>-0.005805</text:p>
          </table:table-cell>
          <table:table-cell office:value-type="float" office:value="-0.0035775" calcext:value-type="float">
            <text:p>-0.0035775</text:p>
          </table:table-cell>
          <table:table-cell office:value-type="float" office:value="0.0013785" calcext:value-type="float">
            <text:p>0.0013785</text:p>
          </table:table-cell>
          <table:table-cell office:value-type="float" office:value="-0.00618" calcext:value-type="float">
            <text:p>-0.00618</text:p>
          </table:table-cell>
          <table:table-cell office:value-type="float" office:value="-0.0120975" calcext:value-type="float">
            <text:p>-0.0120975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-0.005865" calcext:value-type="float">
            <text:p>-0.005865</text:p>
          </table:table-cell>
          <table:table-cell office:value-type="float" office:value="0.0020965" calcext:value-type="float">
            <text:p>0.00209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055" calcext:value-type="float">
            <text:p>-0.005055</text:p>
          </table:table-cell>
          <table:table-cell office:value-type="float" office:value="-0.0037275" calcext:value-type="float">
            <text:p>-0.0037275</text:p>
          </table:table-cell>
          <table:table-cell office:value-type="float" office:value="0.0013785" calcext:value-type="float">
            <text:p>0.0013785</text:p>
          </table:table-cell>
          <table:table-cell office:value-type="float" office:value="-0.00633" calcext:value-type="float">
            <text:p>-0.00633</text:p>
          </table:table-cell>
          <table:table-cell office:value-type="float" office:value="-0.0116475" calcext:value-type="float">
            <text:p>-0.0116475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8295" calcext:value-type="float">
            <text:p>0.008295</text:p>
          </table:table-cell>
          <table:table-cell office:value-type="float" office:value="-0.00616500000000001" calcext:value-type="float">
            <text:p>-0.00616500000000001</text:p>
          </table:table-cell>
          <table:table-cell office:value-type="float" office:value="0.0016065" calcext:value-type="float">
            <text:p>0.001606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005355" calcext:value-type="float">
            <text:p>-0.005355</text:p>
          </table:table-cell>
          <table:table-cell office:value-type="float" office:value="-0.0032775" calcext:value-type="float">
            <text:p>-0.0032775</text:p>
          </table:table-cell>
          <table:table-cell office:value-type="float" office:value="0.0018585" calcext:value-type="float">
            <text:p>0.0018585</text:p>
          </table:table-cell>
          <table:table-cell office:value-type="float" office:value="-0.00618" calcext:value-type="float">
            <text:p>-0.00618</text:p>
          </table:table-cell>
          <table:table-cell office:value-type="float" office:value="-0.0119475" calcext:value-type="float">
            <text:p>-0.0119475</text:p>
          </table:table-cell>
          <table:table-cell office:value-type="float" office:value="0.001545" calcext:value-type="float">
            <text:p>0.001545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-0.006465" calcext:value-type="float">
            <text:p>-0.006465</text:p>
          </table:table-cell>
          <table:table-cell office:value-type="float" office:value="0.0018465" calcext:value-type="float">
            <text:p>0.0018465</text:p>
          </table:table-cell>
          <table:table-cell table:number-columns-repeated="1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7T12:25:51.556299356</dc:date>
    <meta:editing-duration>PT3M32S</meta:editing-duration>
    <meta:editing-cycles>1</meta:editing-cycles>
    <meta:document-statistic meta:table-count="1" meta:cell-count="566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legend chart:legend-position="end" svg:x="11.182cm" svg:y="3.705cm" style:legend-expansion="high" chart:style-name="ch2"/>
        <chart:plot-area chart:style-name="ch3" table:cell-range-address="triple_sensor_data.AA1:triple_sensor_data.AA118 triple_sensor_data.AD1:triple_sensor_data.AD118 triple_sensor_data.AG1:triple_sensor_data.AG118" chart:data-source-has-labels="row" svg:x="0.319cm" svg:y="0.18cm" svg:width="10.544cm" svg:height="8.645cm">
          <chart:coordinate-region svg:x="0.861cm" svg:y="0.379cm" svg:width="10.00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iple_sensor_data.AA2:triple_sensor_data.AA118" chart:label-cell-address="triple_sensor_data.AA1:triple_sensor_data.AA1" chart:class="chart:line">
            <chart:data-point chart:repeated="117"/>
          </chart:series>
          <chart:series chart:style-name="ch7" chart:values-cell-range-address="triple_sensor_data.AD2:triple_sensor_data.AD118" chart:label-cell-address="triple_sensor_data.AD1:triple_sensor_data.AD1" chart:class="chart:line">
            <chart:data-point chart:repeated="117"/>
          </chart:series>
          <chart:series chart:style-name="ch8" chart:values-cell-range-address="triple_sensor_data.AG2:triple_sensor_data.AG118" chart:label-cell-address="triple_sensor_data.AG1:triple_sensor_data.AG1" chart:class="chart:line">
            <chart:data-point chart:repeated="1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2_sensor0_Z [mT]</text:p>
                <draw:g>
                  <svg:desc>triple_sensor_data.AA1:triple_sensor_data.AA1</svg:desc>
                </draw:g>
              </table:table-cell>
              <table:table-cell office:value-type="string">
                <text:p>mux2_sensor1_Z [mT]</text:p>
                <draw:g>
                  <svg:desc>triple_sensor_data.AD1:triple_sensor_data.AD1</svg:desc>
                </draw:g>
              </table:table-cell>
              <table:table-cell office:value-type="string">
                <text:p>mux2_sensor2_Z [mT]</text:p>
                <draw:g>
                  <svg:desc>triple_sensor_data.AG1:triple_sensor_data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08500000000004">
                <text:p>0.000408500000000004</text:p>
                <draw:g>
                  <svg:desc>triple_sensor_data.AA2:triple_sensor_data.AA118</svg:desc>
                </draw:g>
              </table:table-cell>
              <table:table-cell office:value-type="float" office:value="-0.000145000000000003">
                <text:p>-0.000145000000000003</text:p>
                <draw:g>
                  <svg:desc>triple_sensor_data.AD2:triple_sensor_data.AD118</svg:desc>
                </draw:g>
              </table:table-cell>
              <table:table-cell office:value-type="float" office:value="0.000396499999999996">
                <text:p>0.000396499999999996</text:p>
                <draw:g>
                  <svg:desc>triple_sensor_data.AG2:triple_sensor_data.AG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48500000000006">
                <text:p>0.000648500000000006</text:p>
              </table:table-cell>
              <table:table-cell office:value-type="float" office:value="0.000334999999999997">
                <text:p>0.000334999999999997</text:p>
              </table:table-cell>
              <table:table-cell office:value-type="float" office:value="0.000886499999999998">
                <text:p>0.0008864999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08500000000004">
                <text:p>0.000408500000000004</text:p>
              </table:table-cell>
              <table:table-cell office:value-type="float" office:value="0.0000949999999999971">
                <text:p>0.0000949999999999971</text:p>
              </table:table-cell>
              <table:table-cell office:value-type="float" office:value="0.000156499999999994">
                <text:p>0.000156499999999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648500000000006">
                <text:p>0.000648500000000006</text:p>
              </table:table-cell>
              <table:table-cell office:value-type="float" office:value="0.000334999999999997">
                <text:p>0.000334999999999997</text:p>
              </table:table-cell>
              <table:table-cell office:value-type="float" office:value="0.000156499999999994">
                <text:p>0.000156499999999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1385">
                <text:p>0.0011385</text:p>
              </table:table-cell>
              <table:table-cell office:value-type="float" office:value="0.001305">
                <text:p>0.001305</text:p>
              </table:table-cell>
              <table:table-cell office:value-type="float" office:value="0.0013665">
                <text:p>0.0013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98500000000006">
                <text:p>0.000898500000000006</text:p>
              </table:table-cell>
              <table:table-cell office:value-type="float" office:value="0.000824999999999998">
                <text:p>0.000824999999999998</text:p>
              </table:table-cell>
              <table:table-cell office:value-type="float" office:value="0.000886499999999998">
                <text:p>0.000886499999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48500000000006">
                <text:p>0.000648500000000006</text:p>
              </table:table-cell>
              <table:table-cell office:value-type="float" office:value="0.000334999999999997">
                <text:p>0.000334999999999997</text:p>
              </table:table-cell>
              <table:table-cell office:value-type="float" office:value="0.000636499999999998">
                <text:p>0.00063649999999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385">
                <text:p>0.0011385</text:p>
              </table:table-cell>
              <table:table-cell office:value-type="float" office:value="0.000824999999999998">
                <text:p>0.000824999999999998</text:p>
              </table:table-cell>
              <table:table-cell office:value-type="float" office:value="0.000396499999999996">
                <text:p>0.00039649999999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48500000000006">
                <text:p>0.000648500000000006</text:p>
              </table:table-cell>
              <table:table-cell office:value-type="float" office:value="0.001065">
                <text:p>0.001065</text:p>
              </table:table-cell>
              <table:table-cell office:value-type="float" office:value="0.000886499999999998">
                <text:p>0.00088649999999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898500000000006">
                <text:p>0.000898500000000006</text:p>
              </table:table-cell>
              <table:table-cell office:value-type="float" office:value="0.000584999999999997">
                <text:p>0.000584999999999997</text:p>
              </table:table-cell>
              <table:table-cell office:value-type="float" office:value="0.000886499999999998">
                <text:p>0.000886499999999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68500000000002">
                <text:p>0.000168500000000002</text:p>
              </table:table-cell>
              <table:table-cell office:value-type="float" office:value="-0.000625000000000002">
                <text:p>-0.000625000000000002</text:p>
              </table:table-cell>
              <table:table-cell office:value-type="float" office:value="-0.000573500000000003">
                <text:p>-0.000573500000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715000000000003">
                <text:p>-0.0000715000000000003</text:p>
              </table:table-cell>
              <table:table-cell office:value-type="float" office:value="-0.000145000000000003">
                <text:p>-0.000145000000000003</text:p>
              </table:table-cell>
              <table:table-cell office:value-type="float" office:value="-0.000813500000000005">
                <text:p>-0.000813500000000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561499999999995">
                <text:p>-0.000561499999999995</text:p>
              </table:table-cell>
              <table:table-cell office:value-type="float" office:value="-0.000625000000000002">
                <text:p>-0.000625000000000002</text:p>
              </table:table-cell>
              <table:table-cell office:value-type="float" office:value="-0.0015335">
                <text:p>-0.0015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128149999999999">
                <text:p>-0.00128149999999999</text:p>
              </table:table-cell>
              <table:table-cell office:value-type="float" office:value="-0.001595">
                <text:p>-0.001595</text:p>
              </table:table-cell>
              <table:table-cell office:value-type="float" office:value="-0.0015335">
                <text:p>-0.00153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15215">
                <text:p>-0.0015215</text:p>
              </table:table-cell>
              <table:table-cell office:value-type="float" office:value="-0.001115">
                <text:p>-0.001115</text:p>
              </table:table-cell>
              <table:table-cell office:value-type="float" office:value="-0.0017835">
                <text:p>-0.00178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10415">
                <text:p>-0.0010415</text:p>
              </table:table-cell>
              <table:table-cell office:value-type="float" office:value="-0.001355">
                <text:p>-0.001355</text:p>
              </table:table-cell>
              <table:table-cell office:value-type="float" office:value="-0.00105350000000001">
                <text:p>-0.0010535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10415">
                <text:p>-0.0010415</text:p>
              </table:table-cell>
              <table:table-cell office:value-type="float" office:value="-0.000875000000000002">
                <text:p>-0.000875000000000002</text:p>
              </table:table-cell>
              <table:table-cell office:value-type="float" office:value="-0.0012935">
                <text:p>-0.0012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801499999999997">
                <text:p>-0.000801499999999997</text:p>
              </table:table-cell>
              <table:table-cell office:value-type="float" office:value="-0.001115">
                <text:p>-0.001115</text:p>
              </table:table-cell>
              <table:table-cell office:value-type="float" office:value="-0.000813500000000005">
                <text:p>-0.000813500000000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801499999999997">
                <text:p>-0.000801499999999997</text:p>
              </table:table-cell>
              <table:table-cell office:value-type="float" office:value="-0.000145000000000003">
                <text:p>-0.000145000000000003</text:p>
              </table:table-cell>
              <table:table-cell office:value-type="float" office:value="-0.0000835000000000008">
                <text:p>-0.0000835000000000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408500000000004">
                <text:p>0.000408500000000004</text:p>
              </table:table-cell>
              <table:table-cell office:value-type="float" office:value="0.000584999999999997">
                <text:p>0.000584999999999997</text:p>
              </table:table-cell>
              <table:table-cell office:value-type="float" office:value="0.000636499999999998">
                <text:p>0.00063649999999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648500000000006">
                <text:p>0.000648500000000006</text:p>
              </table:table-cell>
              <table:table-cell office:value-type="float" office:value="0.0000949999999999971">
                <text:p>0.0000949999999999971</text:p>
              </table:table-cell>
              <table:table-cell office:value-type="float" office:value="0.000886499999999998">
                <text:p>0.000886499999999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898500000000006">
                <text:p>0.000898500000000006</text:p>
              </table:table-cell>
              <table:table-cell office:value-type="float" office:value="0.000824999999999998">
                <text:p>0.000824999999999998</text:p>
              </table:table-cell>
              <table:table-cell office:value-type="float" office:value="0.0011265">
                <text:p>0.00112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3785">
                <text:p>0.0013785</text:p>
              </table:table-cell>
              <table:table-cell office:value-type="float" office:value="0.001305">
                <text:p>0.001305</text:p>
              </table:table-cell>
              <table:table-cell office:value-type="float" office:value="0.0013665">
                <text:p>0.0013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1385">
                <text:p>0.0011385</text:p>
              </table:table-cell>
              <table:table-cell office:value-type="float" office:value="-0.000625000000000002">
                <text:p>-0.000625000000000002</text:p>
              </table:table-cell>
              <table:table-cell office:value-type="float" office:value="-0.0325135">
                <text:p>-0.0325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290885">
                <text:p>6.5290885</text:p>
              </table:table-cell>
              <table:table-cell office:value-type="float" office:value="-0.687905">
                <text:p>-0.687905</text:p>
              </table:table-cell>
              <table:table-cell office:value-type="float" office:value="-0.1118935">
                <text:p>-0.11189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5961185">
                <text:p>6.5961185</text:p>
              </table:table-cell>
              <table:table-cell office:value-type="float" office:value="-0.698075">
                <text:p>-0.698075</text:p>
              </table:table-cell>
              <table:table-cell office:value-type="float" office:value="-0.1106835">
                <text:p>-0.11068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982985">
                <text:p>6.5982985</text:p>
              </table:table-cell>
              <table:table-cell office:value-type="float" office:value="-0.744055">
                <text:p>-0.744055</text:p>
              </table:table-cell>
              <table:table-cell office:value-type="float" office:value="-0.1114035">
                <text:p>-0.11140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6011985">
                <text:p>6.6011985</text:p>
              </table:table-cell>
              <table:table-cell office:value-type="float" office:value="-0.751795">
                <text:p>-0.751795</text:p>
              </table:table-cell>
              <table:table-cell office:value-type="float" office:value="-0.1150335">
                <text:p>-0.11503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5893485">
                <text:p>6.5893485</text:p>
              </table:table-cell>
              <table:table-cell office:value-type="float" office:value="-0.781805">
                <text:p>-0.781805</text:p>
              </table:table-cell>
              <table:table-cell office:value-type="float" office:value="-0.1181835">
                <text:p>-0.11818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6028985">
                <text:p>6.6028985</text:p>
              </table:table-cell>
              <table:table-cell office:value-type="float" office:value="-0.775515">
                <text:p>-0.775515</text:p>
              </table:table-cell>
              <table:table-cell office:value-type="float" office:value="-0.1164835">
                <text:p>-0.11648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961185">
                <text:p>6.5961185</text:p>
              </table:table-cell>
              <table:table-cell office:value-type="float" office:value="-0.747925">
                <text:p>-0.747925</text:p>
              </table:table-cell>
              <table:table-cell office:value-type="float" office:value="-0.1152735">
                <text:p>-0.11527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978185">
                <text:p>6.5978185</text:p>
              </table:table-cell>
              <table:table-cell office:value-type="float" office:value="-0.737765">
                <text:p>-0.737765</text:p>
              </table:table-cell>
              <table:table-cell office:value-type="float" office:value="-0.1143135">
                <text:p>-0.1143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024085">
                <text:p>6.6024085</text:p>
              </table:table-cell>
              <table:table-cell office:value-type="float" office:value="-0.738975">
                <text:p>-0.738975</text:p>
              </table:table-cell>
              <table:table-cell office:value-type="float" office:value="-0.1150335">
                <text:p>-0.11503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970885">
                <text:p>6.5970885</text:p>
              </table:table-cell>
              <table:table-cell office:value-type="float" office:value="-0.738725">
                <text:p>-0.738725</text:p>
              </table:table-cell>
              <table:table-cell office:value-type="float" office:value="-0.1152735">
                <text:p>-0.11527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5973285">
                <text:p>6.5973285</text:p>
              </table:table-cell>
              <table:table-cell office:value-type="float" office:value="-0.754945">
                <text:p>-0.754945</text:p>
              </table:table-cell>
              <table:table-cell office:value-type="float" office:value="-0.1160035">
                <text:p>-0.11600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5903085">
                <text:p>6.5903085</text:p>
              </table:table-cell>
              <table:table-cell office:value-type="float" office:value="-0.758815">
                <text:p>-0.758815</text:p>
              </table:table-cell>
              <table:table-cell office:value-type="float" office:value="-0.1157635">
                <text:p>-0.11576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5886185">
                <text:p>6.5886185</text:p>
              </table:table-cell>
              <table:table-cell office:value-type="float" office:value="-0.773815">
                <text:p>-0.773815</text:p>
              </table:table-cell>
              <table:table-cell office:value-type="float" office:value="-0.1172135">
                <text:p>-0.11721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6072485">
                <text:p>6.6072485</text:p>
              </table:table-cell>
              <table:table-cell office:value-type="float" office:value="-0.776965">
                <text:p>-0.776965</text:p>
              </table:table-cell>
              <table:table-cell office:value-type="float" office:value="-0.1155235">
                <text:p>-0.11552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86385">
                <text:p>0.0086385</text:p>
              </table:table-cell>
              <table:table-cell office:value-type="float" office:value="0.000824999999999998">
                <text:p>0.000824999999999998</text:p>
              </table:table-cell>
              <table:table-cell office:value-type="float" office:value="0.000156499999999994">
                <text:p>0.0001564999999999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8585">
                <text:p>0.0018585</text:p>
              </table:table-cell>
              <table:table-cell office:value-type="float" office:value="0.000824999999999998">
                <text:p>0.000824999999999998</text:p>
              </table:table-cell>
              <table:table-cell office:value-type="float" office:value="0.000396499999999996">
                <text:p>0.0003964999999999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3785">
                <text:p>0.0013785</text:p>
              </table:table-cell>
              <table:table-cell office:value-type="float" office:value="0.000334999999999997">
                <text:p>0.000334999999999997</text:p>
              </table:table-cell>
              <table:table-cell office:value-type="float" office:value="0.000396499999999996">
                <text:p>0.0003964999999999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8585">
                <text:p>0.0018585</text:p>
              </table:table-cell>
              <table:table-cell office:value-type="float" office:value="0.001065">
                <text:p>0.001065</text:p>
              </table:table-cell>
              <table:table-cell office:value-type="float" office:value="0.000636499999999998">
                <text:p>0.000636499999999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5885">
                <text:p>0.0025885</text:p>
              </table:table-cell>
              <table:table-cell office:value-type="float" office:value="0.001065">
                <text:p>0.001065</text:p>
              </table:table-cell>
              <table:table-cell office:value-type="float" office:value="0.000886499999999998">
                <text:p>0.000886499999999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3485">
                <text:p>0.0023485</text:p>
              </table:table-cell>
              <table:table-cell office:value-type="float" office:value="0.000824999999999998">
                <text:p>0.000824999999999998</text:p>
              </table:table-cell>
              <table:table-cell office:value-type="float" office:value="0.000886499999999998">
                <text:p>0.0008864999999999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82850000000001">
                <text:p>0.00282850000000001</text:p>
              </table:table-cell>
              <table:table-cell office:value-type="float" office:value="0.001545">
                <text:p>0.001545</text:p>
              </table:table-cell>
              <table:table-cell office:value-type="float" office:value="0.000636499999999998">
                <text:p>0.000636499999999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8585">
                <text:p>0.0018585</text:p>
              </table:table-cell>
              <table:table-cell office:value-type="float" office:value="0.0000949999999999971">
                <text:p>0.0000949999999999971</text:p>
              </table:table-cell>
              <table:table-cell office:value-type="float" office:value="-0.0000835000000000008">
                <text:p>-0.00008350000000000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6185">
                <text:p>0.0016185</text:p>
              </table:table-cell>
              <table:table-cell office:value-type="float" office:value="-0.000145000000000003">
                <text:p>-0.000145000000000003</text:p>
              </table:table-cell>
              <table:table-cell office:value-type="float" office:value="0.000156499999999994">
                <text:p>0.0001564999999999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1085">
                <text:p>0.0021085</text:p>
              </table:table-cell>
              <table:table-cell office:value-type="float" office:value="0.000584999999999997">
                <text:p>0.000584999999999997</text:p>
              </table:table-cell>
              <table:table-cell office:value-type="float" office:value="-0.000323500000000003">
                <text:p>-0.0003235000000000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6185">
                <text:p>0.0016185</text:p>
              </table:table-cell>
              <table:table-cell office:value-type="float" office:value="-0.000385000000000003">
                <text:p>-0.000385000000000003</text:p>
              </table:table-cell>
              <table:table-cell office:value-type="float" office:value="-0.000813500000000005">
                <text:p>-0.000813500000000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8585">
                <text:p>0.0018585</text:p>
              </table:table-cell>
              <table:table-cell office:value-type="float" office:value="0.000334999999999997">
                <text:p>0.000334999999999997</text:p>
              </table:table-cell>
              <table:table-cell office:value-type="float" office:value="0.000636499999999998">
                <text:p>0.000636499999999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3485">
                <text:p>0.0023485</text:p>
              </table:table-cell>
              <table:table-cell office:value-type="float" office:value="0.000584999999999997">
                <text:p>0.000584999999999997</text:p>
              </table:table-cell>
              <table:table-cell office:value-type="float" office:value="0.000156499999999994">
                <text:p>0.0001564999999999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3785">
                <text:p>0.0013785</text:p>
              </table:table-cell>
              <table:table-cell office:value-type="float" office:value="-0.000875000000000002">
                <text:p>-0.000875000000000002</text:p>
              </table:table-cell>
              <table:table-cell office:value-type="float" office:value="-0.00105350000000001">
                <text:p>-0.0010535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232515">
                <text:p>-0.1232515</text:p>
              </table:table-cell>
              <table:table-cell office:value-type="float" office:value="5.145255">
                <text:p>5.145255</text:p>
              </table:table-cell>
              <table:table-cell office:value-type="float" office:value="-0.6331535">
                <text:p>-0.63315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5641715">
                <text:p>-0.5641715</text:p>
              </table:table-cell>
              <table:table-cell office:value-type="float" office:value="7.101105">
                <text:p>7.101105</text:p>
              </table:table-cell>
              <table:table-cell office:value-type="float" office:value="-0.5808835">
                <text:p>-0.58088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5174715">
                <text:p>-0.5174715</text:p>
              </table:table-cell>
              <table:table-cell office:value-type="float" office:value="7.111025">
                <text:p>7.111025</text:p>
              </table:table-cell>
              <table:table-cell office:value-type="float" office:value="-0.5985535">
                <text:p>-0.59855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5184415">
                <text:p>-0.5184415</text:p>
              </table:table-cell>
              <table:table-cell office:value-type="float" office:value="7.102315">
                <text:p>7.102315</text:p>
              </table:table-cell>
              <table:table-cell office:value-type="float" office:value="-0.5758035">
                <text:p>-0.57580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5201315">
                <text:p>-0.5201315</text:p>
              </table:table-cell>
              <table:table-cell office:value-type="float" office:value="7.101825">
                <text:p>7.101825</text:p>
              </table:table-cell>
              <table:table-cell office:value-type="float" office:value="-0.5736235">
                <text:p>-0.57362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5005315">
                <text:p>-0.5005315</text:p>
              </table:table-cell>
              <table:table-cell office:value-type="float" office:value="7.108845">
                <text:p>7.108845</text:p>
              </table:table-cell>
              <table:table-cell office:value-type="float" office:value="-0.5741135">
                <text:p>-0.57411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027115">
                <text:p>-0.5027115</text:p>
              </table:table-cell>
              <table:table-cell office:value-type="float" office:value="7.112475">
                <text:p>7.112475</text:p>
              </table:table-cell>
              <table:table-cell office:value-type="float" office:value="-0.5888735">
                <text:p>-0.58887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063415">
                <text:p>-0.5063415</text:p>
              </table:table-cell>
              <table:table-cell office:value-type="float" office:value="7.099655">
                <text:p>7.099655</text:p>
              </table:table-cell>
              <table:table-cell office:value-type="float" office:value="-0.6050835">
                <text:p>-0.60508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232815">
                <text:p>-0.5232815</text:p>
              </table:table-cell>
              <table:table-cell office:value-type="float" office:value="7.112475">
                <text:p>7.112475</text:p>
              </table:table-cell>
              <table:table-cell office:value-type="float" office:value="-0.6232335">
                <text:p>-0.62323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5249715">
                <text:p>-0.5249715</text:p>
              </table:table-cell>
              <table:table-cell office:value-type="float" office:value="7.114415">
                <text:p>7.114415</text:p>
              </table:table-cell>
              <table:table-cell office:value-type="float" office:value="-0.6302535">
                <text:p>-0.63025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254515">
                <text:p>-0.5254515</text:p>
              </table:table-cell>
              <table:table-cell office:value-type="float" office:value="7.101345">
                <text:p>7.101345</text:p>
              </table:table-cell>
              <table:table-cell office:value-type="float" office:value="-0.6302535">
                <text:p>-0.63025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5090015">
                <text:p>-0.5090015</text:p>
              </table:table-cell>
              <table:table-cell office:value-type="float" office:value="7.100615">
                <text:p>7.100615</text:p>
              </table:table-cell>
              <table:table-cell office:value-type="float" office:value="-0.6353335">
                <text:p>-0.63533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4947215">
                <text:p>-0.4947215</text:p>
              </table:table-cell>
              <table:table-cell office:value-type="float" office:value="7.106185">
                <text:p>7.106185</text:p>
              </table:table-cell>
              <table:table-cell office:value-type="float" office:value="-0.6326735">
                <text:p>-0.63267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4869815">
                <text:p>-0.4869815</text:p>
              </table:table-cell>
              <table:table-cell office:value-type="float" office:value="7.109335">
                <text:p>7.109335</text:p>
              </table:table-cell>
              <table:table-cell office:value-type="float" office:value="-0.6401735">
                <text:p>-0.64017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5063415">
                <text:p>-0.5063415</text:p>
              </table:table-cell>
              <table:table-cell office:value-type="float" office:value="7.108365">
                <text:p>7.108365</text:p>
              </table:table-cell>
              <table:table-cell office:value-type="float" office:value="-0.6467135">
                <text:p>-0.64671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5378015">
                <text:p>-0.5378015</text:p>
              </table:table-cell>
              <table:table-cell office:value-type="float" office:value="7.118765">
                <text:p>7.118765</text:p>
              </table:table-cell>
              <table:table-cell office:value-type="float" office:value="-0.6510635">
                <text:p>-0.65106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5324715">
                <text:p>-0.5324715</text:p>
              </table:table-cell>
              <table:table-cell office:value-type="float" office:value="7.104495">
                <text:p>7.104495</text:p>
              </table:table-cell>
              <table:table-cell office:value-type="float" office:value="-0.6370335">
                <text:p>-0.63703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327115">
                <text:p>-0.5327115</text:p>
              </table:table-cell>
              <table:table-cell office:value-type="float" office:value="7.113685">
                <text:p>7.113685</text:p>
              </table:table-cell>
              <table:table-cell office:value-type="float" office:value="-0.6263835">
                <text:p>-0.62638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39415">
                <text:p>-0.0039415</text:p>
              </table:table-cell>
              <table:table-cell office:value-type="float" office:value="0.001305">
                <text:p>0.001305</text:p>
              </table:table-cell>
              <table:table-cell office:value-type="float" office:value="-0.0000835000000000008">
                <text:p>-0.00008350000000000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898500000000006">
                <text:p>0.000898500000000006</text:p>
              </table:table-cell>
              <table:table-cell office:value-type="float" office:value="0.001545">
                <text:p>0.001545</text:p>
              </table:table-cell>
              <table:table-cell office:value-type="float" office:value="0.0011265">
                <text:p>0.00112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0685">
                <text:p>0.0030685</text:p>
              </table:table-cell>
              <table:table-cell office:value-type="float" office:value="0.002035">
                <text:p>0.002035</text:p>
              </table:table-cell>
              <table:table-cell office:value-type="float" office:value="0.0011265">
                <text:p>0.00112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5885">
                <text:p>0.0025885</text:p>
              </table:table-cell>
              <table:table-cell office:value-type="float" office:value="0.002275">
                <text:p>0.002275</text:p>
              </table:table-cell>
              <table:table-cell office:value-type="float" office:value="0.0016065">
                <text:p>0.00160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1385">
                <text:p>0.0011385</text:p>
              </table:table-cell>
              <table:table-cell office:value-type="float" office:value="0.001545">
                <text:p>0.001545</text:p>
              </table:table-cell>
              <table:table-cell office:value-type="float" office:value="-0.000573500000000003">
                <text:p>-0.0005735000000000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898500000000006">
                <text:p>0.000898500000000006</text:p>
              </table:table-cell>
              <table:table-cell office:value-type="float" office:value="0.000334999999999997">
                <text:p>0.000334999999999997</text:p>
              </table:table-cell>
              <table:table-cell office:value-type="float" office:value="-0.0000835000000000008">
                <text:p>-0.00008350000000000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648500000000006">
                <text:p>0.000648500000000006</text:p>
              </table:table-cell>
              <table:table-cell office:value-type="float" office:value="0.001305">
                <text:p>0.001305</text:p>
              </table:table-cell>
              <table:table-cell office:value-type="float" office:value="-0.0000835000000000008">
                <text:p>-0.00008350000000000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898500000000006">
                <text:p>0.000898500000000006</text:p>
              </table:table-cell>
              <table:table-cell office:value-type="float" office:value="0.000334999999999997">
                <text:p>0.000334999999999997</text:p>
              </table:table-cell>
              <table:table-cell office:value-type="float" office:value="-0.000323500000000003">
                <text:p>-0.000323500000000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898500000000006">
                <text:p>0.000898500000000006</text:p>
              </table:table-cell>
              <table:table-cell office:value-type="float" office:value="0.001065">
                <text:p>0.001065</text:p>
              </table:table-cell>
              <table:table-cell office:value-type="float" office:value="-0.0000835000000000008">
                <text:p>-0.00008350000000000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898500000000006">
                <text:p>0.000898500000000006</text:p>
              </table:table-cell>
              <table:table-cell office:value-type="float" office:value="0.001545">
                <text:p>0.001545</text:p>
              </table:table-cell>
              <table:table-cell office:value-type="float" office:value="-0.000323500000000003">
                <text:p>-0.0003235000000000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6185">
                <text:p>0.0016185</text:p>
              </table:table-cell>
              <table:table-cell office:value-type="float" office:value="0.001545">
                <text:p>0.001545</text:p>
              </table:table-cell>
              <table:table-cell office:value-type="float" office:value="0.000156499999999994">
                <text:p>0.0001564999999999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6185">
                <text:p>0.0016185</text:p>
              </table:table-cell>
              <table:table-cell office:value-type="float" office:value="0.001065">
                <text:p>0.001065</text:p>
              </table:table-cell>
              <table:table-cell office:value-type="float" office:value="0.000396499999999996">
                <text:p>0.0003964999999999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648500000000006">
                <text:p>0.000648500000000006</text:p>
              </table:table-cell>
              <table:table-cell office:value-type="float" office:value="0.000584999999999997">
                <text:p>0.000584999999999997</text:p>
              </table:table-cell>
              <table:table-cell office:value-type="float" office:value="-0.0000835000000000008">
                <text:p>-0.00008350000000000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408500000000004">
                <text:p>0.000408500000000004</text:p>
              </table:table-cell>
              <table:table-cell office:value-type="float" office:value="0.000584999999999997">
                <text:p>0.000584999999999997</text:p>
              </table:table-cell>
              <table:table-cell office:value-type="float" office:value="-0.0000835000000000008">
                <text:p>-0.00008350000000000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1385">
                <text:p>0.0011385</text:p>
              </table:table-cell>
              <table:table-cell office:value-type="float" office:value="0.001065">
                <text:p>0.001065</text:p>
              </table:table-cell>
              <table:table-cell office:value-type="float" office:value="-0.0000835000000000008">
                <text:p>-0.00008350000000000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898500000000006">
                <text:p>0.000898500000000006</text:p>
              </table:table-cell>
              <table:table-cell office:value-type="float" office:value="0.001305">
                <text:p>0.001305</text:p>
              </table:table-cell>
              <table:table-cell office:value-type="float" office:value="0.000886499999999998">
                <text:p>0.0008864999999999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8585">
                <text:p>0.0018585</text:p>
              </table:table-cell>
              <table:table-cell office:value-type="float" office:value="0.002035">
                <text:p>0.002035</text:p>
              </table:table-cell>
              <table:table-cell office:value-type="float" office:value="0.000396499999999996">
                <text:p>0.0003964999999999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3785">
                <text:p>0.0013785</text:p>
              </table:table-cell>
              <table:table-cell office:value-type="float" office:value="0.001795">
                <text:p>0.001795</text:p>
              </table:table-cell>
              <table:table-cell office:value-type="float" office:value="0.0013665">
                <text:p>0.00136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82850000000001">
                <text:p>0.00282850000000001</text:p>
              </table:table-cell>
              <table:table-cell office:value-type="float" office:value="0.000584999999999997">
                <text:p>0.000584999999999997</text:p>
              </table:table-cell>
              <table:table-cell office:value-type="float" office:value="0.0560565">
                <text:p>0.05605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712215">
                <text:p>-0.0712215</text:p>
              </table:table-cell>
              <table:table-cell office:value-type="float" office:value="-0.416865">
                <text:p>-0.416865</text:p>
              </table:table-cell>
              <table:table-cell office:value-type="float" office:value="6.8937665">
                <text:p>6.89376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42115">
                <text:p>-0.0942115</text:p>
              </table:table-cell>
              <table:table-cell office:value-type="float" office:value="-0.535935">
                <text:p>-0.535935</text:p>
              </table:table-cell>
              <table:table-cell office:value-type="float" office:value="6.8995765">
                <text:p>6.89957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973615">
                <text:p>-0.0973615</text:p>
              </table:table-cell>
              <table:table-cell office:value-type="float" office:value="-0.554805">
                <text:p>-0.554805</text:p>
              </table:table-cell>
              <table:table-cell office:value-type="float" office:value="6.9053865">
                <text:p>6.90538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990515">
                <text:p>-0.0990515</text:p>
              </table:table-cell>
              <table:table-cell office:value-type="float" office:value="-0.576105">
                <text:p>-0.576105</text:p>
              </table:table-cell>
              <table:table-cell office:value-type="float" office:value="6.9131265">
                <text:p>6.91312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002615">
                <text:p>-0.1002615</text:p>
              </table:table-cell>
              <table:table-cell office:value-type="float" office:value="-0.588685">
                <text:p>-0.588685</text:p>
              </table:table-cell>
              <table:table-cell office:value-type="float" office:value="6.9213565">
                <text:p>6.92135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012315">
                <text:p>-0.1012315</text:p>
              </table:table-cell>
              <table:table-cell office:value-type="float" office:value="-0.605145">
                <text:p>-0.605145</text:p>
              </table:table-cell>
              <table:table-cell office:value-type="float" office:value="6.9274065">
                <text:p>6.92740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017115">
                <text:p>-0.1017115</text:p>
              </table:table-cell>
              <table:table-cell office:value-type="float" office:value="-0.602485">
                <text:p>-0.602485</text:p>
              </table:table-cell>
              <table:table-cell office:value-type="float" office:value="6.9237765">
                <text:p>6.92377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046215">
                <text:p>-0.1046215</text:p>
              </table:table-cell>
              <table:table-cell office:value-type="float" office:value="-0.598125">
                <text:p>-0.598125</text:p>
              </table:table-cell>
              <table:table-cell office:value-type="float" office:value="6.9177265">
                <text:p>6.91772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034115">
                <text:p>-0.1034115</text:p>
              </table:table-cell>
              <table:table-cell office:value-type="float" office:value="-0.586755">
                <text:p>-0.586755</text:p>
              </table:table-cell>
              <table:table-cell office:value-type="float" office:value="6.9201465">
                <text:p>6.92014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009915">
                <text:p>-0.1009915</text:p>
              </table:table-cell>
              <table:table-cell office:value-type="float" office:value="-0.567875">
                <text:p>-0.567875</text:p>
              </table:table-cell>
              <table:table-cell office:value-type="float" office:value="6.9111965">
                <text:p>6.91119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005015">
                <text:p>-0.1005015</text:p>
              </table:table-cell>
              <table:table-cell office:value-type="float" office:value="-0.557715">
                <text:p>-0.557715</text:p>
              </table:table-cell>
              <table:table-cell office:value-type="float" office:value="6.9119165">
                <text:p>6.91191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988115">
                <text:p>-0.0988115</text:p>
              </table:table-cell>
              <table:table-cell office:value-type="float" office:value="-0.548275">
                <text:p>-0.548275</text:p>
              </table:table-cell>
              <table:table-cell office:value-type="float" office:value="6.9136165">
                <text:p>6.91361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980815">
                <text:p>-0.0980815</text:p>
              </table:table-cell>
              <table:table-cell office:value-type="float" office:value="-0.544405">
                <text:p>-0.544405</text:p>
              </table:table-cell>
              <table:table-cell office:value-type="float" office:value="6.9165165">
                <text:p>6.91651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973615">
                <text:p>-0.0973615</text:p>
              </table:table-cell>
              <table:table-cell office:value-type="float" office:value="-0.539325">
                <text:p>-0.539325</text:p>
              </table:table-cell>
              <table:table-cell office:value-type="float" office:value="6.9126465">
                <text:p>6.91264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980815">
                <text:p>-0.0980815</text:p>
              </table:table-cell>
              <table:table-cell office:value-type="float" office:value="-0.531815">
                <text:p>-0.531815</text:p>
              </table:table-cell>
              <table:table-cell office:value-type="float" office:value="6.9138565">
                <text:p>6.91385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968715">
                <text:p>-0.0968715</text:p>
              </table:table-cell>
              <table:table-cell office:value-type="float" office:value="-0.528185">
                <text:p>-0.528185</text:p>
              </table:table-cell>
              <table:table-cell office:value-type="float" office:value="6.9177265">
                <text:p>6.91772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0885">
                <text:p>0.0100885</text:p>
              </table:table-cell>
              <table:table-cell office:value-type="float" office:value="0.003005">
                <text:p>0.003005</text:p>
              </table:table-cell>
              <table:table-cell office:value-type="float" office:value="0.0023365">
                <text:p>0.00233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6185">
                <text:p>0.0016185</text:p>
              </table:table-cell>
              <table:table-cell office:value-type="float" office:value="0.002755">
                <text:p>0.002755</text:p>
              </table:table-cell>
              <table:table-cell office:value-type="float" office:value="0.0028165">
                <text:p>0.00281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21085">
                <text:p>0.0021085</text:p>
              </table:table-cell>
              <table:table-cell office:value-type="float" office:value="0.003005">
                <text:p>0.003005</text:p>
              </table:table-cell>
              <table:table-cell office:value-type="float" office:value="0.0033065">
                <text:p>0.00330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33185">
                <text:p>0.0033185</text:p>
              </table:table-cell>
              <table:table-cell office:value-type="float" office:value="0.004455">
                <text:p>0.004455</text:p>
              </table:table-cell>
              <table:table-cell office:value-type="float" office:value="0.0040265">
                <text:p>0.00402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0685">
                <text:p>0.0030685</text:p>
              </table:table-cell>
              <table:table-cell office:value-type="float" office:value="0.003245">
                <text:p>0.003245</text:p>
              </table:table-cell>
              <table:table-cell office:value-type="float" office:value="0.0035465">
                <text:p>0.00354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1085">
                <text:p>0.0021085</text:p>
              </table:table-cell>
              <table:table-cell office:value-type="float" office:value="0.002515">
                <text:p>0.002515</text:p>
              </table:table-cell>
              <table:table-cell office:value-type="float" office:value="0.0025765">
                <text:p>0.00257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8585">
                <text:p>0.0018585</text:p>
              </table:table-cell>
              <table:table-cell office:value-type="float" office:value="0.002515">
                <text:p>0.002515</text:p>
              </table:table-cell>
              <table:table-cell office:value-type="float" office:value="0.0020965">
                <text:p>0.00209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6185">
                <text:p>0.0016185</text:p>
              </table:table-cell>
              <table:table-cell office:value-type="float" office:value="0.002035">
                <text:p>0.002035</text:p>
              </table:table-cell>
              <table:table-cell office:value-type="float" office:value="0.0016065">
                <text:p>0.00160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3785">
                <text:p>0.0013785</text:p>
              </table:table-cell>
              <table:table-cell office:value-type="float" office:value="0.001795">
                <text:p>0.001795</text:p>
              </table:table-cell>
              <table:table-cell office:value-type="float" office:value="0.0016065">
                <text:p>0.00160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3785">
                <text:p>0.0013785</text:p>
              </table:table-cell>
              <table:table-cell office:value-type="float" office:value="0.001305">
                <text:p>0.001305</text:p>
              </table:table-cell>
              <table:table-cell office:value-type="float" office:value="0.0020965">
                <text:p>0.00209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3785">
                <text:p>0.0013785</text:p>
              </table:table-cell>
              <table:table-cell office:value-type="float" office:value="0.001305">
                <text:p>0.001305</text:p>
              </table:table-cell>
              <table:table-cell office:value-type="float" office:value="0.0016065">
                <text:p>0.00160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8585">
                <text:p>0.0018585</text:p>
              </table:table-cell>
              <table:table-cell office:value-type="float" office:value="0.001545">
                <text:p>0.001545</text:p>
              </table:table-cell>
              <table:table-cell office:value-type="float" office:value="0.0018465">
                <text:p>0.00184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